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margins" fo:keep-with-next="always"/>
    </style:style>
    <style:style style:name="Table1.A" style:family="table-column">
      <style:table-column-properties style:column-width="0.7451in" style:rel-column-width="7296*"/>
    </style:style>
    <style:style style:name="Table1.B" style:family="table-column">
      <style:table-column-properties style:column-width="0.5931in" style:rel-column-width="5807*"/>
    </style:style>
    <style:style style:name="Table1.C" style:family="table-column">
      <style:table-column-properties style:column-width="0.6972in" style:rel-column-width="6827*"/>
    </style:style>
    <style:style style:name="Table1.D" style:family="table-column">
      <style:table-column-properties style:column-width="0.641in" style:rel-column-width="6276*"/>
    </style:style>
    <style:style style:name="Table1.E" style:family="table-column">
      <style:table-column-properties style:column-width="0.6694in" style:rel-column-width="6555*"/>
    </style:style>
    <style:style style:name="Table1.G" style:family="table-column">
      <style:table-column-properties style:column-width="0.6688in" style:rel-column-width="6548*"/>
    </style:style>
    <style:style style:name="Table1.H" style:family="table-column">
      <style:table-column-properties style:column-width="0.7167in" style:rel-column-width="7017*"/>
    </style:style>
    <style:style style:name="Table1.I" style:family="table-column">
      <style:table-column-properties style:column-width="0.6222in" style:rel-column-width="6093*"/>
    </style:style>
    <style:style style:name="Table1.J" style:family="table-column">
      <style:table-column-properties style:column-width="0.6701in" style:rel-column-width="6561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833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1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24in" table:align="margins" fo:keep-with-next="always"/>
    </style:style>
    <style:style style:name="Table2.A" style:family="table-column">
      <style:table-column-properties style:column-width="0.7451in" style:rel-column-width="7296*"/>
    </style:style>
    <style:style style:name="Table2.B" style:family="table-column">
      <style:table-column-properties style:column-width="0.5931in" style:rel-column-width="5807*"/>
    </style:style>
    <style:style style:name="Table2.C" style:family="table-column">
      <style:table-column-properties style:column-width="0.6972in" style:rel-column-width="6827*"/>
    </style:style>
    <style:style style:name="Table2.D" style:family="table-column">
      <style:table-column-properties style:column-width="0.641in" style:rel-column-width="6276*"/>
    </style:style>
    <style:style style:name="Table2.E" style:family="table-column">
      <style:table-column-properties style:column-width="0.6694in" style:rel-column-width="6555*"/>
    </style:style>
    <style:style style:name="Table2.G" style:family="table-column">
      <style:table-column-properties style:column-width="0.6688in" style:rel-column-width="6548*"/>
    </style:style>
    <style:style style:name="Table2.H" style:family="table-column">
      <style:table-column-properties style:column-width="0.7167in" style:rel-column-width="7017*"/>
    </style:style>
    <style:style style:name="Table2.I" style:family="table-column">
      <style:table-column-properties style:column-width="0.6222in" style:rel-column-width="6093*"/>
    </style:style>
    <style:style style:name="Table2.J" style:family="table-column">
      <style:table-column-properties style:column-width="0.6701in" style:rel-column-width="6561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J1" style:family="table-cell">
      <style:table-cell-properties fo:padding="0.0382in" fo:border="0.05pt solid #000000"/>
    </style:style>
    <style:style style:name="Table2.2" style:family="table-row">
      <style:table-row-properties style:min-row-height="0.2833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2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2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2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24in" table:align="margins" fo:keep-with-next="always"/>
    </style:style>
    <style:style style:name="Table3.A" style:family="table-column">
      <style:table-column-properties style:column-width="0.7451in" style:rel-column-width="7296*"/>
    </style:style>
    <style:style style:name="Table3.B" style:family="table-column">
      <style:table-column-properties style:column-width="0.5931in" style:rel-column-width="5807*"/>
    </style:style>
    <style:style style:name="Table3.C" style:family="table-column">
      <style:table-column-properties style:column-width="0.6972in" style:rel-column-width="6827*"/>
    </style:style>
    <style:style style:name="Table3.D" style:family="table-column">
      <style:table-column-properties style:column-width="0.641in" style:rel-column-width="6276*"/>
    </style:style>
    <style:style style:name="Table3.E" style:family="table-column">
      <style:table-column-properties style:column-width="0.6694in" style:rel-column-width="6555*"/>
    </style:style>
    <style:style style:name="Table3.G" style:family="table-column">
      <style:table-column-properties style:column-width="0.6688in" style:rel-column-width="6548*"/>
    </style:style>
    <style:style style:name="Table3.H" style:family="table-column">
      <style:table-column-properties style:column-width="0.7167in" style:rel-column-width="7017*"/>
    </style:style>
    <style:style style:name="Table3.I" style:family="table-column">
      <style:table-column-properties style:column-width="0.6222in" style:rel-column-width="6093*"/>
    </style:style>
    <style:style style:name="Table3.J" style:family="table-column">
      <style:table-column-properties style:column-width="0.6701in" style:rel-column-width="6561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J1" style:family="table-cell">
      <style:table-cell-properties fo:padding="0.0382in" fo:border="0.05pt solid #000000"/>
    </style:style>
    <style:style style:name="Table3.2" style:family="table-row">
      <style:table-row-properties style:min-row-height="0.2833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3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3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24in" table:align="margins" fo:keep-with-next="always"/>
    </style:style>
    <style:style style:name="Table4.A" style:family="table-column">
      <style:table-column-properties style:column-width="0.7451in" style:rel-column-width="7296*"/>
    </style:style>
    <style:style style:name="Table4.B" style:family="table-column">
      <style:table-column-properties style:column-width="0.5931in" style:rel-column-width="5807*"/>
    </style:style>
    <style:style style:name="Table4.C" style:family="table-column">
      <style:table-column-properties style:column-width="0.6972in" style:rel-column-width="6827*"/>
    </style:style>
    <style:style style:name="Table4.D" style:family="table-column">
      <style:table-column-properties style:column-width="0.641in" style:rel-column-width="6276*"/>
    </style:style>
    <style:style style:name="Table4.E" style:family="table-column">
      <style:table-column-properties style:column-width="0.6694in" style:rel-column-width="6555*"/>
    </style:style>
    <style:style style:name="Table4.G" style:family="table-column">
      <style:table-column-properties style:column-width="0.6688in" style:rel-column-width="6548*"/>
    </style:style>
    <style:style style:name="Table4.H" style:family="table-column">
      <style:table-column-properties style:column-width="0.7167in" style:rel-column-width="7017*"/>
    </style:style>
    <style:style style:name="Table4.I" style:family="table-column">
      <style:table-column-properties style:column-width="0.6222in" style:rel-column-width="6093*"/>
    </style:style>
    <style:style style:name="Table4.J" style:family="table-column">
      <style:table-column-properties style:column-width="0.6701in" style:rel-column-width="6561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J1" style:family="table-cell">
      <style:table-cell-properties fo:padding="0.0382in" fo:border="0.05pt solid #000000"/>
    </style:style>
    <style:style style:name="Table4.2" style:family="table-row">
      <style:table-row-properties style:min-row-height="0.2833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4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4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4.J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24in" table:align="margins" fo:keep-with-next="always"/>
    </style:style>
    <style:style style:name="Table5.A" style:family="table-column">
      <style:table-column-properties style:column-width="0.7451in" style:rel-column-width="7296*"/>
    </style:style>
    <style:style style:name="Table5.B" style:family="table-column">
      <style:table-column-properties style:column-width="0.5931in" style:rel-column-width="5807*"/>
    </style:style>
    <style:style style:name="Table5.C" style:family="table-column">
      <style:table-column-properties style:column-width="0.6972in" style:rel-column-width="6827*"/>
    </style:style>
    <style:style style:name="Table5.D" style:family="table-column">
      <style:table-column-properties style:column-width="0.641in" style:rel-column-width="6276*"/>
    </style:style>
    <style:style style:name="Table5.E" style:family="table-column">
      <style:table-column-properties style:column-width="0.6694in" style:rel-column-width="6555*"/>
    </style:style>
    <style:style style:name="Table5.G" style:family="table-column">
      <style:table-column-properties style:column-width="0.6688in" style:rel-column-width="6548*"/>
    </style:style>
    <style:style style:name="Table5.H" style:family="table-column">
      <style:table-column-properties style:column-width="0.7167in" style:rel-column-width="7017*"/>
    </style:style>
    <style:style style:name="Table5.I" style:family="table-column">
      <style:table-column-properties style:column-width="0.6222in" style:rel-column-width="6093*"/>
    </style:style>
    <style:style style:name="Table5.J" style:family="table-column">
      <style:table-column-properties style:column-width="0.6701in" style:rel-column-width="6561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J1" style:family="table-cell">
      <style:table-cell-properties fo:padding="0.0382in" fo:border="0.05pt solid #000000"/>
    </style:style>
    <style:style style:name="Table5.2" style:family="table-row">
      <style:table-row-properties style:min-row-height="0.2833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H2" style:family="table-cell" style:data-style-name="N0">
      <style:table-cell-properties fo:padding="0.0382in" fo:border-left="0.05pt solid #000000" fo:border-right="none" fo:border-top="none" fo:border-bottom="0.05pt solid #000000"/>
    </style:style>
    <style:style style:name="Table5.I2" style:family="table-cell" style:data-style-name="N10120">
      <style:table-cell-properties fo:padding="0.0382in" fo:border-left="0.05pt solid #000000" fo:border-right="none" fo:border-top="none" fo:border-bottom="0.05pt solid #000000"/>
    </style:style>
    <style:style style:name="Table5.J2" style:family="table-cell" style:data-style-name="N10120">
      <style:table-cell-properties fo:padding="0.0382in" fo:border-left="0.05pt solid #000000" fo:border-right="0.05pt solid #000000" fo:border-top="none" fo:border-bottom="0.05pt solid #000000"/>
    </style:style>
    <style:style style:name="Table5.J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color="#111111"/>
    </style:style>
    <style:style style:name="P6" style:family="paragraph" style:parent-style-name="Standard"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7" style:family="paragraph" style:parent-style-name="Standard">
      <style:paragraph-properties style:text-autospace="none"/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  <style:text-properties fo:color="#111111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text-autospace="none"/>
      <style:text-properties fo:color="#111111"/>
    </style:style>
    <style:style style:name="P10" style:family="paragraph" style:parent-style-name="Standard">
      <style:text-properties fo:color="#111111" fo:font-weight="normal" style:font-weight-asian="normal" style:font-weight-complex="normal"/>
    </style:style>
    <style:style style:name="P11" style:family="paragraph" style:parent-style-name="Standard">
      <style:text-properties fo:color="#111111"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.489in" fo:margin-right="0in" fo:text-indent="0in" style:auto-text-indent="false"/>
      <style:text-properties style:font-name="Times New Roman" fo:font-size="10pt" style:font-size-asian="10pt" style:font-size-complex="10pt"/>
    </style:style>
    <style:style style:name="P13" style:family="paragraph" style:parent-style-name="Standard">
      <style:paragraph-properties fo:margin-left="0.489in" fo:margin-right="0in" fo:text-indent="0in" style:auto-text-indent="false"/>
      <style:text-properties fo:color="#000000" style:font-name="Times New Roman" fo:font-size="10pt" style:font-name-asian="Verdana" style:font-size-asian="10pt" style:font-name-complex="Verdana" style:font-size-complex="10pt"/>
    </style:style>
    <style:style style:name="P14" style:family="paragraph" style:parent-style-name="Standard" style:master-page-name="">
      <style:paragraph-properties fo:margin-left="0.489in" fo:margin-right="0in" fo:text-indent="0in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5" style:family="paragraph" style:parent-style-name="Standard" style:master-page-name="">
      <style:paragraph-properties fo:margin-left="0.5047in" fo:margin-right="0in" fo:text-indent="0in" style:auto-text-indent="false" style:page-number="auto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master-page-name="">
      <style:paragraph-properties fo:margin-left="0.5047in" fo:margin-right="0in" fo:text-indent="0in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7" style:family="paragraph" style:parent-style-name="Standard" style:master-page-name="">
      <style:paragraph-properties fo:margin-left="1.0016in" fo:margin-right="0in" fo:text-indent="0in" style:auto-text-indent="false" style:page-number="auto"/>
      <style:text-properties style:font-name="Times New Roman" fo:font-size="10pt" style:font-size-asian="10pt" style:font-size-complex="10pt"/>
    </style:style>
    <style:style style:name="P18" style:family="paragraph" style:parent-style-name="Standard" style:master-page-name="">
      <style:paragraph-properties fo:margin-left="0.9854in" fo:margin-right="0in" fo:text-indent="0in" style:auto-text-indent="false" style:page-number="auto"/>
      <style:text-properties fo:color="#000000" style:font-name="Times New Roman" fo:font-size="10pt" fo:font-weight="normal" style:font-name-asian="Verdana" style:font-size-asian="10pt" style:font-weight-asian="normal" style:font-name-complex="Verdana" style:font-size-complex="10pt" style:font-weight-complex="normal"/>
    </style:style>
    <style:style style:name="P19" style:family="paragraph" style:parent-style-name="Standard">
      <style:paragraph-properties fo:margin-left="0.9618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style:font-name-asian="Verdana" style:font-size-asian="12pt" style:font-name-complex="Verdana" style:font-size-complex="12pt"/>
    </style:style>
    <style:style style:name="P20" style:family="paragraph" style:parent-style-name="Standard" style:master-page-name="">
      <style:paragraph-properties fo:margin-left="0.9618in" fo:margin-right="0in" fo:text-indent="0in" style:auto-text-indent="false" style:page-number="auto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3" style:family="paragraph" style:parent-style-name="Tabelka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24" style:family="paragraph" style:parent-style-name="Standard" style:master-page-name="">
      <style:paragraph-properties fo:margin-left="0.9535in" fo:margin-right="0in" fo:text-indent="0in" style:auto-text-indent="false" style:page-number="auto"/>
      <style:text-properties style:font-name="Times New Roman" fo:font-size="10pt" style:font-size-asian="10pt" style:font-size-complex="10pt"/>
    </style:style>
    <style:style style:name="P25" style:family="paragraph" style:parent-style-name="Table_20_Contents">
      <style:text-properties style:font-name="Times New Roman" fo:font-size="10pt" style:font-size-asian="10pt" style:font-size-complex="10pt"/>
    </style:style>
    <style:style style:name="P26" style:family="paragraph" style:parent-style-name="Standard" style:master-page-name="">
      <style:paragraph-properties fo:margin-left="0.4965in" fo:margin-right="0in" fo:text-indent="0in" style:auto-text-indent="false" style:page-number="auto"/>
      <style:text-properties fo:color="#000000" style:text-line-through-style="none" style:text-line-through-type="none" style:font-name="Times New Roman" fo:font-size="10pt" style:text-underline-style="none" style:font-name-asian="Verdana" style:font-size-asian="10pt" style:font-name-complex="Verdana" style:font-size-complex="10pt"/>
    </style:style>
    <style:style style:name="P27" style:family="paragraph" style:parent-style-name="Standard" style:list-style-name="L1"/>
    <style:style style:name="P28" style:family="paragraph" style:parent-style-name="Standard" style:list-style-name="L2">
      <style:text-properties fo:font-weight="normal" style:font-weight-asian="normal" style:font-weight-complex="normal"/>
    </style:style>
    <style:style style:name="P29" style:family="paragraph" style:parent-style-name="Standard">
      <style:text-properties fo:font-weight="bold" style:font-weight-asian="bold" style:font-weight-complex="bold"/>
    </style:style>
    <style:style style:name="P30" style:family="paragraph" style:parent-style-name="Standard">
      <style:text-properties fo:font-weight="bold" officeooo:paragraph-rsid="000f7052" style:font-weight-asian="bold" style:font-weight-complex="bold"/>
    </style:style>
    <style:style style:name="P31" style:family="paragraph" style:parent-style-name="Standard">
      <style:text-properties style:font-name="Consolas" fo:font-size="9.5pt" fo:font-weight="bold" officeooo:rsid="000f7052" officeooo:paragraph-rsid="000f7052" style:font-size-asian="9.5pt" style:font-weight-asian="bold" style:font-size-complex="9.5pt" style:font-weight-complex="bold"/>
    </style:style>
    <style:style style:name="P32" style:family="paragraph" style:parent-style-name="Standard">
      <style:text-properties style:font-name="Consolas" fo:font-size="9.5pt" fo:font-weight="bold" officeooo:rsid="00107c3f" officeooo:paragraph-rsid="00107c3f" style:font-size-asian="9.5pt" style:font-weight-asian="bold" style:font-size-complex="9.5pt" style:font-weight-complex="bold"/>
    </style:style>
    <style:style style:name="P33" style:family="paragraph" style:parent-style-name="Standard">
      <style:text-properties fo:color="#111111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34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style:font-name-asian="Verdana" style:font-size-asian="12pt" style:font-weight-asian="normal" style:font-name-complex="Verdana" style:font-size-complex="12pt" style:font-weight-complex="normal"/>
    </style:style>
    <style:style style:name="P35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20618" style:font-name-asian="Verdana" style:font-size-asian="12pt" style:font-weight-asian="normal" style:font-name-complex="Verdana" style:font-size-complex="12pt" style:font-weight-complex="normal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normal" officeooo:paragraph-rsid="0018d2d4" style:font-name-asian="Verdana" style:font-size-asian="12pt" style:font-weight-asian="normal" style:font-name-complex="Verdana" style:font-size-complex="12pt" style:font-weight-complex="normal"/>
    </style:style>
    <style:style style:name="P37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style:font-name-asian="Verdana" style:font-size-asian="12pt" style:font-weight-asian="bold" style:font-name-complex="Verdana" style:font-size-complex="12pt" style:font-weight-complex="bold"/>
    </style:style>
    <style:style style:name="P38" style:family="paragraph" style:parent-style-name="Standard">
      <style:paragraph-properties fo:margin-left="0in" fo:margin-right="0in" fo:text-indent="0in" style:auto-text-indent="false"/>
      <style:text-properties fo:color="#000000" style:text-line-through-style="none" style:text-line-through-type="none" style:font-name="Times New Roman" fo:font-size="12pt" style:text-underline-style="none" fo:font-weight="bold" officeooo:rsid="00177bbb" officeooo:paragraph-rsid="00177bbb" style:font-name-asian="Verdana" style:font-size-asian="12pt" style:font-weight-asian="bold" style:font-name-complex="Verdana" style:font-size-complex="12pt" style:font-weight-complex="bold"/>
    </style:style>
    <style:style style:name="P39" style:family="paragraph" style:parent-style-name="Table_20_Contents">
      <style:text-properties style:font-name="Times New Roman" fo:font-size="10pt" officeooo:paragraph-rsid="0014d637" style:font-size-asian="10pt" style:font-size-complex="10pt"/>
    </style:style>
    <style:style style:name="P40" style:family="paragraph" style:parent-style-name="Table_20_Contents">
      <style:text-properties style:font-name="Times New Roman" fo:font-size="12pt" style:font-name-asian="Verdana" style:font-size-asian="12pt" style:font-name-complex="Verdana" style:font-size-complex="12pt"/>
    </style:style>
    <style:style style:name="P41" style:family="paragraph" style:parent-style-name="Table_20_Contents">
      <style:text-properties style:font-name="Times New Roman" fo:font-size="12pt" officeooo:rsid="0018d2d4" officeooo:paragraph-rsid="0018d2d4" style:font-name-asian="Verdana" style:font-size-asian="12pt" style:font-name-complex="Verdana" style:font-size-complex="12pt"/>
    </style:style>
    <style:style style:name="P42" style:family="paragraph" style:parent-style-name="Table_20_Contents">
      <style:text-properties style:font-name="Times New Roman" fo:font-size="12pt" officeooo:rsid="00198fd0" officeooo:paragraph-rsid="00198fd0" style:font-name-asian="Verdana" style:font-size-asian="12pt" style:font-name-complex="Verdana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7052" style:font-weight-asian="normal" style:font-weight-complex="normal"/>
    </style:style>
    <style:style style:name="T3" style:family="text">
      <style:text-properties fo:font-weight="normal" officeooo:rsid="00107c3f" style:font-weight-asian="normal" style:font-weight-complex="normal"/>
    </style:style>
    <style:style style:name="T4" style:family="text">
      <style:text-properties fo:font-weight="normal" style:font-name-asian="Consolas" style:font-weight-asian="normal" style:font-name-complex="Consolas" style:font-weight-complex="normal"/>
    </style:style>
    <style:style style:name="T5" style:family="text">
      <style:text-properties style:font-name="Consolas" fo:font-size="9.5pt" style:font-name-asian="Consolas" style:font-size-asian="9.5pt" style:font-name-complex="Consolas" style:font-size-complex="9.5pt"/>
    </style:style>
    <style:style style:name="T6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7" style:family="text">
      <style:text-properties fo:color="#000000" style:font-name-asian="Verdana" style:font-name-complex="Verdana"/>
    </style:style>
    <style:style style:name="T8" style:family="text">
      <style:text-properties fo:color="#000000" style:text-line-through-style="none" style:text-line-through-type="none" style:text-underline-style="none" style:font-name-asian="Verdana" style:font-name-complex="Verdana"/>
    </style:style>
    <style:style style:name="T9" style:family="text">
      <style:text-properties fo:color="#000000" fo:font-weight="normal" style:font-name-asian="Verdana" style:font-weight-asian="normal" style:font-name-complex="Verdana" style:font-weight-complex="normal"/>
    </style:style>
    <style:style style:name="T10" style:family="text">
      <style:text-properties fo:color="#111111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style:font-name-asian="Consolas" style:font-name-complex="Consolas"/>
    </style:style>
    <style:style style:name="T12" style:family="text">
      <style:text-properties officeooo:rsid="0011e7dd" style:font-name-asian="Consolas" style:font-name-complex="Consolas"/>
    </style:style>
    <style:style style:name="T13" style:family="text">
      <style:text-properties style:font-name="Times New Roman" fo:font-size="12pt" fo:font-weight="normal" style:font-name-asian="Consolas" style:font-size-asian="12pt" style:font-weight-asian="normal" style:font-name-complex="Consolas" style:font-size-complex="12pt" style:font-weight-complex="normal"/>
    </style:style>
    <style:style style:name="T14" style:family="text">
      <style:text-properties style:font-name="Consolas" fo:font-size="9.5pt" fo:font-weight="normal" officeooo:rsid="000f7052" style:font-size-asian="9.5pt" style:font-weight-asian="normal" style:font-size-complex="9.5pt" style:font-weight-complex="normal"/>
    </style:style>
    <style:style style:name="T15" style:family="text">
      <style:text-properties style:font-name="Times New Roman1" fo:font-size="12pt" fo:font-weight="normal" officeooo:rsid="00107c3f" style:font-size-asian="10.5pt" style:font-weight-asian="normal" style:font-size-complex="12pt" style:font-weight-complex="normal"/>
    </style:style>
    <style:style style:name="T16" style:family="text">
      <style:text-properties officeooo:rsid="0011e7dd"/>
    </style:style>
    <style:style style:name="T17" style:family="text">
      <style:text-properties officeooo:rsid="0014d637"/>
    </style:style>
    <style:style style:name="T18" style:family="text">
      <style:text-properties officeooo:rsid="0016047a"/>
    </style:style>
    <style:style style:name="T19" style:family="text">
      <style:text-properties officeooo:rsid="00177bbb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number-style style:name="N10120" number:language="en" number:country="US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Tabelka"/>
      </text:sequence-decls>
      <text:p text:style-name="P4">Przetwarzanie równoległe – projekt nr 2</text:p>
      <text:p text:style-name="P3">1. Informacje wstępne</text:p>
      <text:p text:style-name="Standard"/>
      <text:list xml:id="list5461898252500563826" text:style-name="L1">
        <text:list-item>
          <text:p text:style-name="P27">autorzy:</text:p>
          <text:p text:style-name="P27"><text:tab/>Michał Kempka 105256</text:p>
          <text:p text:style-name="P27"><text:tab/>Jarasz Łojka 114816</text:p>
        </text:list-item>
        <text:list-item>
          <text:p text:style-name="P27"><text:s/>termin oddania:</text:p>
          <text:p text:style-name="P27"><text:tab/>10.12.2014</text:p>
        </text:list-item>
        <text:list-item>
          <text:p text:style-name="P27"><text:s/>termin przesłania wersji elektronicznej:</text:p>
          <text:p text:style-name="P27"><text:tab/>10.12.2014</text:p>
        </text:list-item>
        <text:list-item>
          <text:p text:style-name="P27">temat:</text:p>
        </text:list-item>
      </text:list>
      <text:p text:style-name="Standard"><text:tab/><text:tab/>8</text:p>
      <text:list xml:id="list184737594464449" text:continue-numbering="true" text:style-name="L1">
        <text:list-item>
          <text:p text:style-name="P27">wersja:</text:p>
        </text:list-item>
      </text:list>
      <text:p text:style-name="Standard"><text:tab/><text:tab/>1</text:p>
      <text:p text:style-name="Standard"/>
      <text:p text:style-name="P1">2. Opis wykorzystywanego systemu obliczeniowego i oprogramowania:</text:p>
      <text:p text:style-name="P1"/>
      <text:list xml:id="list48802529274610144" text:style-name="L2">
        <text:list-item>
          <text:p text:style-name="P28">CPU: Intel Core i7-4790k (codename Haswell)</text:p>
        </text:list-item>
        <text:list-item>
          <text:p text:style-name="P28">ilość rdzeni: 4</text:p>
        </text:list-item>
        <text:list-item>
          <text:p text:style-name="P28">częstotliwość taktowania: 4GHz</text:p>
        </text:list-item>
        <text:list-item>
          <text:p text:style-name="P28">rozmiar pamięci L3: 8Mb (współdzielona)</text:p>
        </text:list-item>
        <text:list-item>
          <text:p text:style-name="P28">rozmiar pamięci L2: 256kb</text:p>
        </text:list-item>
        <text:list-item>
          <text:p text:style-name="P28">rozmiar pamięci L1: 64kb(32kb dane, 32kb instrukcje)</text:p>
        </text:list-item>
        <text:list-item>
          <text:p text:style-name="P28">program profilujący: Intel Vtune Amplifier XE 2015</text:p>
        </text:list-item>
      </text:list>
      <text:p text:style-name="P2"/>
      <text:p text:style-name="P1">3. Opis badanego zagadnienia:</text:p>
      <text:p text:style-name="P2"><text:tab/></text:p>
      <text:p text:style-name="P2"><text:tab/>Celem badania jest porównanie efektywności różnych algorytmów mnożenia macierzy oraz ich wersji zrównoleglonych (na poziomie pętli zewnętrznej) i analiza wpływu wielkości instancji na prędkość przetwarzania.</text:p>
      <text:p text:style-name="P2"/>
      <text:p text:style-name="P1">4. Badane algorytmy :</text:p>
      <text:p text:style-name="P1"/>
      <text:p text:style-name="P1"><text:tab/><text:span text:style-name="T2">a) ijk-serial (3 pętle, kolejność ijk, </text:span><text:span text:style-name="T3">szeregowo</text:span><text:span text:style-name="T2">):</text:span></text:p>
      <text:p text:style-name="P30"><text:span text:style-name="T2"><text:tab/></text:span><text:span text:style-name="T14">for (int i = 0; i &lt; ROWS; i++) {</text:span></text:p>
      <text:p text:style-name="P31"><text:span text:style-name="T1"><text:tab/><text:tab/>for (int j = 0; j &lt; COLUMNS; j++) {</text:span></text:p>
      <text:p text:style-name="P31"><text:span text:style-name="T1"><text:tab/><text:tab/><text:tab/>float sum = 0.0;</text:span></text:p>
      <text:p text:style-name="P31"><text:span text:style-name="T1"><text:tab/><text:tab/><text:tab/>for (int k = 0; k &lt; COLUMNS; k++) {</text:span></text:p>
      <text:p text:style-name="P31"><text:span text:style-name="T1"><text:tab/><text:tab/><text:tab/><text:tab/>sum = sum + matrix_a[i][k] * matrix_b[k][j];</text:span></text:p>
      <text:p text:style-name="P31"><text:span text:style-name="T1"><text:tab/><text:tab/><text:tab/>}</text:span></text:p>
      <text:p text:style-name="P31"><text:span text:style-name="T1"><text:tab/><text:tab/><text:tab/>matrix_r[i][j] = sum;</text:span></text:p>
      <text:p text:style-name="P31"><text:span text:style-name="T1"><text:tab/><text:tab/>}</text:span></text:p>
      <text:p text:style-name="P31"><text:span text:style-name="T1"><text:tab/>}</text:span></text:p>
      <text:p text:style-name="P31"/>
      <text:p text:style-name="P31"><text:span text:style-name="T1"><text:tab/></text:span><text:span text:style-name="T15">b) ikj-serial (3 pętle, kolejność ikj, szeregowo):</text:span></text:p>
      <text:p text:style-name="P32"><text:span text:style-name="T1"><text:tab/>for (int i = 0; i &lt; ROWS; i++)</text:span></text:p>
      <text:p text:style-name="P32"><text:span text:style-name="T1"><text:tab/><text:tab/>for (int k = 0; k &lt; COLUMNS; k++)</text:span></text:p>
      <text:p text:style-name="P32"><text:span text:style-name="T1"><text:tab/><text:tab/><text:tab/>for (int j = 0; j &lt; COLUMNS; j++)</text:span></text:p>
      <text:p text:style-name="P32"><text:span text:style-name="T1"><text:tab/><text:tab/><text:tab/><text:tab/>matrix_r[i][j] += matrix_a[i][k] * matrix_b[k][j];</text:span></text:p>
      <text:p text:style-name="P1"><text:span text:style-name="T2"/></text:p>
      <text:p text:style-name="P2"><text:tab/><text:span text:style-name="T16">c</text:span>) ikj (3 pętle, kolejność ikj):</text:p>
      <text:p text:style-name="Standard"><text:span text:style-name="T1"><text:tab/></text:span><text:span text:style-name="T10">#pragma omp parallel for schedule(dynamic)</text:span></text:p>
      <text:p text:style-name="P5"><text:span text:style-name="T1"><text:tab/></text:span><text:span text:style-name="T6">for (int i = 0; i &lt; ROWS; i++)</text:span></text:p>
      <text:p text:style-name="P9"><text:span text:style-name="T5"><text:tab/><text:tab/>for (int k = 0; k &lt; COLUMNS; k++)</text:span></text:p>
      <text:p text:style-name="P9"><text:soft-page-break/><text:span text:style-name="T5"><text:tab/><text:tab/><text:tab/>for (int j = 0; j &lt; COLUMNS; j++)</text:span></text:p>
      <text:p text:style-name="P9"><text:span text:style-name="T5"><text:tab/><text:tab/><text:tab/><text:tab/>matrix_r[i][j] += matrix_a[i][k] * matrix_b[k][j];</text:span></text:p>
      <text:p text:style-name="P7"/>
      <text:p text:style-name="P10"><text:tab/><text:span text:style-name="T16">d</text:span>) ijk (3 pętle, kolejność ijk):</text:p>
      <text:p text:style-name="P6"><text:tab/>#pragma omp parallel for schedule(dynamic)</text:p>
      <text:p text:style-name="P5"><text:span text:style-name="T1"><text:tab/></text:span><text:span text:style-name="T6">for (int i = 0; i &lt; ROWS; i++) {</text:span></text:p>
      <text:p text:style-name="P9"><text:span text:style-name="T5"><text:tab/><text:tab/>for (int j = 0; j &lt; COLUMNS; j++) {</text:span></text:p>
      <text:p text:style-name="P9"><text:span text:style-name="T5"><text:tab/><text:tab/><text:tab/>float sum = 0.0;</text:span></text:p>
      <text:p text:style-name="P9"><text:span text:style-name="T5"><text:tab/><text:tab/><text:tab/>for (int k = 0; k &lt; COLUMNS; k++) {</text:span></text:p>
      <text:p text:style-name="P8"><text:tab/><text:tab/><text:tab/><text:tab/>sum = sum + matrix_a[i][k] * matrix_b[k][j];</text:p>
      <text:p text:style-name="P8"><text:tab/><text:tab/><text:tab/>}</text:p>
      <text:p text:style-name="P8"><text:tab/><text:tab/><text:tab/>matrix_r[i][j] = sum;</text:p>
      <text:p text:style-name="P8"><text:tab/><text:tab/>}</text:p>
      <text:p text:style-name="P6"><text:tab/>}</text:p>
      <text:p text:style-name="P6"/>
      <text:p text:style-name="P10"><text:tab/><text:span text:style-name="T16">e</text:span>) ijk-prefetch (3pętle, kolejność ijk z wcześniejszym sprowadzaniem danych):</text:p>
      <text:p text:style-name="P9"><text:span text:style-name="T1"><text:tab/></text:span><text:span text:style-name="T6">#pragma omp parallel for schedule(dynamic)</text:span></text:p>
      <text:p text:style-name="P9"><text:span text:style-name="T6"><text:tab/></text:span><text:span text:style-name="T5">for (int </text:span><text:span text:style-name="T6">i = 0; i &lt; ROWS; i++) {</text:span></text:p>
      <text:p text:style-name="P8"><text:tab/><text:tab/><text:tab/>for (int j = 0; j &lt; COLUMNS; j++) {</text:p>
      <text:p text:style-name="P8"><text:tab/><text:tab/><text:tab/><text:tab/>float sum = 0.0;</text:p>
      <text:p text:style-name="P8"><text:tab/><text:tab/><text:tab/><text:tab/>for (int k = 0; k &lt; COLUMNS; k++) {</text:p>
      <text:p text:style-name="P8"><text:tab/><text:tab/><text:tab/><text:tab/><text:tab/>_mm_prefetch((char*)(&amp;matrix_b[k+5][j]), _MM_HINT_NTA);</text:p>
      <text:p text:style-name="P8"><text:tab/><text:tab/><text:tab/><text:tab/><text:tab/>sum = sum + matrix_a[i][k] * matrix_b[k][j];</text:p>
      <text:p text:style-name="P8"><text:tab/><text:tab/><text:tab/><text:tab/>}</text:p>
      <text:p text:style-name="P8"><text:tab/><text:tab/><text:tab/><text:tab/>matrix_r[i][j] = sum;</text:p>
      <text:p text:style-name="P8"><text:tab/><text:tab/><text:tab/>}</text:p>
      <text:p text:style-name="P8"><text:tab/><text:tab/>}</text:p>
      <text:p text:style-name="P10"><text:tab/><text:span text:style-name="T16">f</text:span>) ijk-affinity (jak ijk, lecz każdy wątek przydzielony do osobnego rdzenia)</text:p>
      <text:p text:style-name="P5"><text:span text:style-name="T1"><text:tab/></text:span><text:span text:style-name="T5">#pragma omp parallel </text:span></text:p>
      <text:p text:style-name="P9"><text:span text:style-name="T5"><text:tab/>{</text:span></text:p>
      <text:p text:style-name="P9"><text:span text:style-name="T5"><text:tab/><text:tab/>SetThreadAffinityMask(GetCurrentThread(), 1 &lt;&lt; omp_get_thread_num());</text:span></text:p>
      <text:p text:style-name="P9"><text:span text:style-name="T5"><text:tab/>#pragma omp for schedule(dynamic)</text:span></text:p>
      <text:p text:style-name="P9"><text:span text:style-name="T5"><text:tab/><text:tab/>for (int i = 0; i &lt; ROWS; i++) {</text:span></text:p>
      <text:p text:style-name="P9"><text:span text:style-name="T5"><text:tab/><text:tab/><text:tab/>for (int j = 0; j &lt; COLUMNS; j++) {</text:span></text:p>
      <text:p text:style-name="P9"><text:span text:style-name="T5"><text:tab/><text:tab/><text:tab/><text:tab/>float sum = 0.0;</text:span></text:p>
      <text:p text:style-name="P9"><text:span text:style-name="T5"><text:tab/><text:tab/><text:tab/><text:tab/>for (int k = 0; k &lt; COLUMNS; k++) {</text:span></text:p>
      <text:p text:style-name="P9"><text:span text:style-name="T5"><text:tab/><text:tab/><text:tab/><text:tab/><text:tab/>sum = sum + matrix_a[i][k] * matrix_b[k][j];</text:span></text:p>
      <text:p text:style-name="P9"><text:span text:style-name="T5"><text:tab/><text:tab/><text:tab/><text:tab/>}</text:span></text:p>
      <text:p text:style-name="P9"><text:span text:style-name="T5"><text:tab/><text:tab/><text:tab/><text:tab/>matrix_r[i][j] = sum;</text:span></text:p>
      <text:p text:style-name="P9"><text:span text:style-name="T5"><text:tab/><text:tab/><text:tab/>}</text:span></text:p>
      <text:p text:style-name="P9"><text:span text:style-name="T5"><text:tab/><text:tab/>}</text:span></text:p>
      <text:p text:style-name="P8"/>
      <text:p text:style-name="P9"><text:span text:style-name="T5"><text:tab/>}</text:span></text:p>
      <text:p text:style-name="P11"><text:span text:style-name="T11"><text:tab/></text:span><text:span text:style-name="T12">g</text:span><text:span text:style-name="T4">) ikj-affinity (jak ikj, lecz każdy wątek przydzielony do osobnego rdzenia)</text:span></text:p>
      <text:p text:style-name="P5"><text:span text:style-name="T13"><text:tab/></text:span><text:span text:style-name="T6">#pragma omp parallel </text:span></text:p>
      <text:p text:style-name="P9"><text:span text:style-name="T5"><text:tab/>{</text:span></text:p>
      <text:p text:style-name="P9"><text:span text:style-name="T5"><text:tab/><text:tab/>SetThreadAffinityMask(GetCurrentThread(), 1 &lt;&lt; omp_get_thread_num());</text:span></text:p>
      <text:p text:style-name="P9"><text:span text:style-name="T5"><text:tab/><text:tab/>#pragma omp for schedule(dynamic)</text:span></text:p>
      <text:p text:style-name="P9"><text:span text:style-name="T5"><text:tab/><text:tab/>for (int i = 0; i &lt; ROWS; i++)</text:span></text:p>
      <text:p text:style-name="P9"><text:span text:style-name="T5"><text:tab/><text:tab/><text:tab/>for (int k = 0; k &lt; COLUMNS; k++)</text:span></text:p>
      <text:p text:style-name="P9"><text:span text:style-name="T5"><text:tab/><text:tab/><text:tab/><text:tab/>for (int j = 0; j &lt; COLUMNS; j++)</text:span></text:p>
      <text:p text:style-name="P9"><text:span text:style-name="T5"><text:tab/><text:tab/><text:tab/><text:tab/><text:tab/>matrix_r[i][j] += matrix_a[i][k] * matrix_b[k][j];</text:span></text:p>
      <text:p text:style-name="P8"><text:tab/><text:tab/></text:p>
      <text:p text:style-name="P9"><text:span text:style-name="T5"><text:tab/>}</text:span></text:p>
      <text:p text:style-name="P1">5. Metryki używane do pomiaru wydajności</text:p>
      <text:p text:style-name="P2"/>
      <text:p text:style-name="P2">Wszystkie metryki sporządzone zostały na podstawie materiałów firmy Intel o badaniu wydajności oprogramowania na procesorach z rodziny Haswell przy użyciu oprogramowania Intel Vtune Amplifier XE (<text:a xlink:type="simple" xlink:href="https://software.intel.com/en-us/articles/using-intel-vtune-amplifier-xe-to-tune-software-on-the-4th-generation-intel-core-processor" text:style-name="Internet_20_link" text:visited-style-name="Visited_20_Internet_20_Link">https://software.intel.com/en-us/articles/using-intel-vtune-amplifier-xe-to-tune-software-on-the-4th-generation-intel-core-processor</text:a>).</text:p>
      <text:p text:style-name="P2"/>
      <text:p text:style-name="P15"><text:soft-page-break/>1. Cycles per Instruction (CPI)</text:p>
      <text:p text:style-name="P17"><text:span text:style-name="T1">wzór: </text:span><text:span text:style-name="T7">CPU_CLK_UNHALTED.THREAD/INST_RETIRED.ANY </text:span></text:p>
      <text:p text:style-name="P16">2. % Retiring Pipeline Slots</text:p>
      <text:p text:style-name="P18">wzór: (UOPS_RETIRED.RETIRE_SLOTS/ (4*CPU_CLK_UNHALTED.THREAD)) </text:p>
      <text:p text:style-name="P14">3. LLC Miss – stosunek liczby cykli spędzonych na braku trafień do pamięci podręcznej ostatniego poziomu do wszystkich cykli</text:p>
      <text:p text:style-name="P12"><text:span text:style-name="T9"><text:tab/>wzór: </text:span><text:span text:style-name="T7">(MEM_LOAD_UOPS_L3_MISS_RETIRED.LOCAL_DRAM * 180) / CPU_CLK_UNHALTED.THREAD </text:span></text:p>
      <text:p text:style-name="P13">4. LLC Hit – stosunek liczby cykli spędzonych na dostępie do pamięci podręcznej ostatniego poziomu do wszystkich sykli</text:p>
      <text:p text:style-name="P20"><text:span text:style-name="T7">wzór: ((MEM_LOAD_RETIRED.L3_HIT_PS * 36) + (MEM_LOAD_UOPS_L3_HIT_RETIRED.XSNP_HIT_PS * 72) + </text:span><text:span text:style-name="T8">(MEM_LOAD_UOPS_L3_HIT_RETIRED.XSNP_HITM_PS * 84)) <text:s/>/ CPU_CLK_UNHALTED.THREAD </text:span></text:p>
      <text:p text:style-name="P26">5. DTLB Overhead</text:p>
      <text:p text:style-name="P24"><text:span text:style-name="T8">wzór: ((DTLB_LOAD_MISSES.STLB_HIT * 7) + DTLB_LOAD_MISSES.WALK_DURATION) / CPU_CLK_UNHALTED.THREAD </text:span></text:p>
      <text:p text:style-name="P19"/>
      <text:p text:style-name="P21">6. Wyniki pomiarów</text:p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 table:number-columns-repeated="2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P25">Algorytm</text:p>
          </table:table-cell>
          <table:table-cell table:style-name="Table1.A1" office:value-type="string">
            <text:p text:style-name="P25">Czas[s]</text:p>
          </table:table-cell>
          <table:table-cell table:style-name="Table1.A1" office:value-type="string">
            <text:p text:style-name="P25">CPI</text:p>
          </table:table-cell>
          <table:table-cell table:style-name="Table1.A1" office:value-type="string">
            <text:p text:style-name="P25">Retiring </text:p>
          </table:table-cell>
          <table:table-cell table:style-name="Table1.A1" office:value-type="string">
            <text:p text:style-name="P25">LLC Miss</text:p>
          </table:table-cell>
          <table:table-cell table:style-name="Table1.A1" office:value-type="string">
            <text:p text:style-name="P25">LLC Hit</text:p>
          </table:table-cell>
          <table:table-cell table:style-name="Table1.A1" office:value-type="string">
            <text:p text:style-name="P25">DTLB Overhead</text:p>
          </table:table-cell>
          <table:table-cell table:style-name="Table1.A1" office:value-type="string">
            <text:p text:style-name="P25">Prędkość [GFLOPS]</text:p>
          </table:table-cell>
          <table:table-cell table:style-name="Table1.A1" office:value-type="string">
            <text:p text:style-name="P25">Przyspieszenie</text:p>
          </table:table-cell>
          <table:table-cell table:style-name="Table1.J1" office:value-type="string">
            <text:p text:style-name="P25">Efektywność</text:p>
          </table:table-cell>
        </table:table-row>
        <table:table-row table:style-name="Table1.2">
          <table:table-cell table:style-name="Table1.A2" office:value-type="string">
            <text:p text:style-name="P25">ijk-serial</text:p>
          </table:table-cell>
          <table:table-cell table:style-name="Table1.B2" office:value-type="float" office:value="0.659">
            <text:p text:style-name="P25">0.659</text:p>
          </table:table-cell>
          <table:table-cell table:style-name="Table1.B2" office:value-type="float" office:value="0.589">
            <text:p text:style-name="P25">0.589</text:p>
          </table:table-cell>
          <table:table-cell table:style-name="Table1.B2" office:value-type="float" office:value="0.453">
            <text:p text:style-name="P25">0.453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649">
            <text:p text:style-name="P25">0.649</text:p>
          </table:table-cell>
          <table:table-cell table:style-name="Table1.B2" office:value-type="float" office:value="1">
            <text:p text:style-name="P25">1.000</text:p>
          </table:table-cell>
          <table:table-cell table:style-name="Table1.B2" table:formula="ooow:2/&lt;B2&gt;" office:value-type="float" office:value="3.03490136570561">
            <text:p text:style-name="P25">3.035</text:p>
          </table:table-cell>
          <table:table-cell table:style-name="Table1.B2" table:formula="ooow:&lt;B2&gt;/&lt;B2&gt;" office:value-type="float" office:value="1">
            <text:p text:style-name="P25">1.000</text:p>
          </table:table-cell>
          <table:table-cell table:style-name="Table1.J2" office:value-type="float" office:value="0">
            <text:p text:style-name="P25">0.000</text:p>
          </table:table-cell>
        </table:table-row>
        <table:table-row>
          <table:table-cell table:style-name="Table1.A2" office:value-type="string">
            <text:p text:style-name="P25">ijk-parallel</text:p>
          </table:table-cell>
          <table:table-cell table:style-name="Table1.B2" office:value-type="float" office:value="0.172">
            <text:p text:style-name="P25">0.172</text:p>
          </table:table-cell>
          <table:table-cell table:style-name="Table1.B2" office:value-type="float" office:value="0.575">
            <text:p text:style-name="P25">0.575</text:p>
          </table:table-cell>
          <table:table-cell table:style-name="Table1.B2" office:value-type="float" office:value="0.396">
            <text:p text:style-name="P25">0.396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783">
            <text:p text:style-name="P25">0.783</text:p>
          </table:table-cell>
          <table:table-cell table:style-name="Table1.B2" office:value-type="float" office:value="1">
            <text:p text:style-name="P25">1.000</text:p>
          </table:table-cell>
          <table:table-cell table:style-name="Table1.B2" table:formula="ooow:2/&lt;B3&gt;" office:value-type="float" office:value="11.6279069767442">
            <text:p text:style-name="P25">11.628</text:p>
          </table:table-cell>
          <table:table-cell table:style-name="Table1.B2" table:formula="ooow:&lt;B2&gt;/&lt;B3&gt;" office:value-type="float" office:value="3.83139534883721">
            <text:p text:style-name="P25">3.831</text:p>
          </table:table-cell>
          <table:table-cell table:style-name="Table1.J2" table:formula="ooow:&lt;I3&gt;/4" office:value-type="float" office:value="0.957848837209303">
            <text:p text:style-name="P25">0.958</text:p>
          </table:table-cell>
        </table:table-row>
        <table:table-row>
          <table:table-cell table:style-name="Table1.A2" office:value-type="string">
            <text:p text:style-name="P25">ijk-prefetch</text:p>
          </table:table-cell>
          <table:table-cell table:style-name="Table1.B2" office:value-type="float" office:value="0.172">
            <text:p text:style-name="P25">0.172</text:p>
          </table:table-cell>
          <table:table-cell table:style-name="Table1.B2" office:value-type="float" office:value="1.034">
            <text:p text:style-name="P25">1.034</text:p>
          </table:table-cell>
          <table:table-cell table:style-name="Table1.B2" office:value-type="float" office:value="0.246">
            <text:p text:style-name="P25">0.246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798">
            <text:p text:style-name="P25">0.798</text:p>
          </table:table-cell>
          <table:table-cell table:style-name="Table1.A2" office:value-type="string">
            <text:p text:style-name="P25">1.000</text:p>
          </table:table-cell>
          <table:table-cell table:style-name="Table1.B2" table:formula="ooow:2/&lt;B4&gt;" office:value-type="float" office:value="11.6279069767442">
            <text:p text:style-name="P25">11.628</text:p>
          </table:table-cell>
          <table:table-cell table:style-name="Table1.B2" table:formula="ooow:&lt;B2&gt;/&lt;B4&gt;" office:value-type="float" office:value="3.83139534883721">
            <text:p text:style-name="P25">3.831</text:p>
          </table:table-cell>
          <table:table-cell table:style-name="Table1.J2" table:formula="ooow:&lt;I4&gt;/4" office:value-type="float" office:value="0.957848837209303">
            <text:p text:style-name="P25">0.958</text:p>
          </table:table-cell>
        </table:table-row>
        <table:table-row>
          <table:table-cell table:style-name="Table1.A2" office:value-type="string">
            <text:p text:style-name="P25">ijk-affinity</text:p>
          </table:table-cell>
          <table:table-cell table:style-name="Table1.B2" office:value-type="float" office:value="0.174">
            <text:p text:style-name="P25">0.174</text:p>
          </table:table-cell>
          <table:table-cell table:style-name="Table1.B2" office:value-type="float" office:value="0.5576">
            <text:p text:style-name="P25">0.558</text:p>
          </table:table-cell>
          <table:table-cell table:style-name="Table1.B2" office:value-type="float" office:value="0.38">
            <text:p text:style-name="P25">0.380</text:p>
          </table:table-cell>
          <table:table-cell table:style-name="Table1.B2" office:value-type="float" office:value="0.044">
            <text:p text:style-name="P25">0.044</text:p>
          </table:table-cell>
          <table:table-cell table:style-name="Table1.B2" office:value-type="float" office:value="0.824">
            <text:p text:style-name="P25">0.824</text:p>
          </table:table-cell>
          <table:table-cell table:style-name="Table1.B2" office:value-type="float" office:value="1">
            <text:p text:style-name="P25">1.000</text:p>
          </table:table-cell>
          <table:table-cell table:style-name="Table1.B2" table:formula="ooow:2/&lt;B5&gt;" office:value-type="float" office:value="11.4942528735632">
            <text:p text:style-name="P25">11.494</text:p>
          </table:table-cell>
          <table:table-cell table:style-name="Table1.B2" table:formula="ooow:&lt;B2&gt;/&lt;B5&gt;" office:value-type="float" office:value="3.78735632183908">
            <text:p text:style-name="P25">3.787</text:p>
          </table:table-cell>
          <table:table-cell table:style-name="Table1.J2" table:formula="ooow:&lt;I5&gt;/4" office:value-type="float" office:value="0.94683908045977">
            <text:p text:style-name="P25">0.947</text:p>
          </table:table-cell>
        </table:table-row>
        <table:table-row>
          <table:table-cell table:style-name="Table1.A2" office:value-type="string">
            <text:p text:style-name="P25">ikj-serial</text:p>
          </table:table-cell>
          <table:table-cell table:style-name="Table1.B2" office:value-type="float" office:value="0.111">
            <text:p text:style-name="P25">0.111</text:p>
          </table:table-cell>
          <table:table-cell table:style-name="Table1.B2" office:value-type="float" office:value="0.371">
            <text:p text:style-name="P25">0.371</text:p>
          </table:table-cell>
          <table:table-cell table:style-name="Table1.B2" office:value-type="float" office:value="0.141">
            <text:p text:style-name="P25">0.141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268">
            <text:p text:style-name="P25">0.268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table:formula="ooow:2/&lt;B6&gt;" office:value-type="float" office:value="18.018018018018">
            <text:p text:style-name="P25">18.018</text:p>
          </table:table-cell>
          <table:table-cell table:style-name="Table1.B2" table:formula="ooow:&lt;B6&gt;/&lt;B6&gt;" office:value-type="float" office:value="1">
            <text:p text:style-name="P25">1.000</text:p>
          </table:table-cell>
          <table:table-cell table:style-name="Table1.J2" office:value-type="float" office:value="0">
            <text:p text:style-name="P25">0.000</text:p>
          </table:table-cell>
        </table:table-row>
        <table:table-row>
          <table:table-cell table:style-name="Table1.A2" office:value-type="string">
            <text:p text:style-name="P25">ikj-parallel</text:p>
          </table:table-cell>
          <table:table-cell table:style-name="Table1.B2" office:value-type="float" office:value="0.036">
            <text:p text:style-name="P25">0.036</text:p>
          </table:table-cell>
          <table:table-cell table:style-name="Table1.B2" office:value-type="float" office:value="0.441">
            <text:p text:style-name="P25">0.441</text:p>
          </table:table-cell>
          <table:table-cell table:style-name="Table1.B2" office:value-type="float" office:value="0.512">
            <text:p text:style-name="P25">0.512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689">
            <text:p text:style-name="P25">0.689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table:formula="ooow:2/&lt;B7&gt;" office:value-type="float" office:value="55.5555555555556">
            <text:p text:style-name="P25">55.556</text:p>
          </table:table-cell>
          <table:table-cell table:style-name="Table1.B2" table:formula="ooow:&lt;B6&gt;/&lt;B7&gt;" office:value-type="float" office:value="3.08333333333333">
            <text:p text:style-name="P25">3.083</text:p>
          </table:table-cell>
          <table:table-cell table:style-name="Table1.J2" table:formula="ooow:&lt;I7&gt;/4" office:value-type="float" office:value="0.770833333333332">
            <text:p text:style-name="P25">0.771</text:p>
          </table:table-cell>
        </table:table-row>
        <table:table-row>
          <table:table-cell table:style-name="Table1.A2" office:value-type="string">
            <text:p text:style-name="P25">ikj-affinity</text:p>
          </table:table-cell>
          <table:table-cell table:style-name="Table1.B2" office:value-type="float" office:value="0.036">
            <text:p text:style-name="P25">0.036</text:p>
          </table:table-cell>
          <table:table-cell table:style-name="Table1.B2" office:value-type="float" office:value="0.442">
            <text:p text:style-name="P25">0.442</text:p>
          </table:table-cell>
          <table:table-cell table:style-name="Table1.B2" office:value-type="float" office:value="0.137">
            <text:p text:style-name="P25">0.137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office:value-type="float" office:value="0.021">
            <text:p text:style-name="P25">0.021</text:p>
          </table:table-cell>
          <table:table-cell table:style-name="Table1.B2" office:value-type="float" office:value="0">
            <text:p text:style-name="P25">0.000</text:p>
          </table:table-cell>
          <table:table-cell table:style-name="Table1.B2" table:formula="ooow:2/&lt;B8&gt;" office:value-type="float" office:value="55.5555555555556">
            <text:p text:style-name="P25">55.556</text:p>
          </table:table-cell>
          <table:table-cell table:style-name="Table1.B2" table:formula="ooow:&lt;B6&gt;/&lt;B8&gt;" office:value-type="float" office:value="3.08333333333333">
            <text:p text:style-name="P25">3.083</text:p>
          </table:table-cell>
          <table:table-cell table:style-name="Table1.J2" table:formula="ooow:&lt;I8&gt;/4" office:value-type="float" office:value="0.770833333333332">
            <text:p text:style-name="P25">0.771</text:p>
          </table:table-cell>
        </table:table-row>
      </table:table>
      <text:p text:style-name="Tabelka">Tabelka <text:sequence text:ref-name="refTabelka0" text:name="Tabelka" text:formula="ooow:Tabelka+1" style:num-format="1">1</text:sequence> Wyniki pomiarów dla rozmiaru macierzy 1000x1000</text:p>
      <text:p text:style-name="P3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column table:style-name="Table2.H"/>
        <table:table-column table:style-name="Table2.I"/>
        <table:table-column table:style-name="Table2.J"/>
        <table:table-row>
          <table:table-cell table:style-name="Table2.A1" office:value-type="string">
            <text:p text:style-name="P25">Algorytm</text:p>
          </table:table-cell>
          <table:table-cell table:style-name="Table2.A1" office:value-type="string">
            <text:p text:style-name="P25">Czas[s]</text:p>
          </table:table-cell>
          <table:table-cell table:style-name="Table2.A1" office:value-type="string">
            <text:p text:style-name="P25">CPI</text:p>
          </table:table-cell>
          <table:table-cell table:style-name="Table2.A1" office:value-type="string">
            <text:p text:style-name="P25">Retiring </text:p>
          </table:table-cell>
          <table:table-cell table:style-name="Table2.A1" office:value-type="string">
            <text:p text:style-name="P25">LLC Miss</text:p>
          </table:table-cell>
          <table:table-cell table:style-name="Table2.A1" office:value-type="string">
            <text:p text:style-name="P25">LLC Hit</text:p>
          </table:table-cell>
          <table:table-cell table:style-name="Table2.A1" office:value-type="string">
            <text:p text:style-name="P25">DTLB Overhead</text:p>
          </table:table-cell>
          <table:table-cell table:style-name="Table2.A1" office:value-type="string">
            <text:p text:style-name="P25">Prędkość [GFLOPS]</text:p>
          </table:table-cell>
          <table:table-cell table:style-name="Table2.A1" office:value-type="string">
            <text:p text:style-name="P25">Przyspieszenie</text:p>
          </table:table-cell>
          <table:table-cell table:style-name="Table2.J1" office:value-type="string">
            <text:p text:style-name="P25">Efektywność</text:p>
          </table:table-cell>
        </table:table-row>
        <table:table-row table:style-name="Table2.2">
          <table:table-cell table:style-name="Table2.A2" office:value-type="string">
            <text:p text:style-name="P25">ijk-serial</text:p>
          </table:table-cell>
          <table:table-cell table:style-name="Table2.A2" office:value-type="string">
            <text:p text:style-name="P25">20.167</text:p>
          </table:table-cell>
          <table:table-cell table:style-name="Table2.A2" office:value-type="string">
            <text:p text:style-name="P25">4.939</text:p>
          </table:table-cell>
          <table:table-cell table:style-name="Table2.A2" office:value-type="string">
            <text:p text:style-name="P25">0.051</text:p>
          </table:table-cell>
          <table:table-cell table:style-name="Table2.A2" office:value-type="string">
            <text:p text:style-name="P25">0.361</text:p>
          </table:table-cell>
          <table:table-cell table:style-name="Table2.A2" office:value-type="string">
            <text:p text:style-name="P25">0.02</text:p>
          </table:table-cell>
          <table:table-cell table:style-name="Table2.A2" office:value-type="string">
            <text:p text:style-name="P25">0.612</text:p>
          </table:table-cell>
          <table:table-cell table:style-name="Table2.H2" table:formula="ooow:1500*1500*1500*2/1000000000/&lt;B2&gt;" office:value-type="float" office:value="0.334705211484108">
            <text:p text:style-name="P25">0.33</text:p>
          </table:table-cell>
          <table:table-cell table:style-name="Table2.I2" table:formula="ooow:&lt;B2&gt;/&lt;B2&gt;" office:value-type="float" office:value="1">
            <text:p text:style-name="P25">1.000</text:p>
          </table:table-cell>
          <table:table-cell table:style-name="Table2.J2" office:value-type="float" office:value="0">
            <text:p text:style-name="P25">0.000</text:p>
          </table:table-cell>
        </table:table-row>
        <table:table-row>
          <table:table-cell table:style-name="Table2.A2" office:value-type="string">
            <text:p text:style-name="P25">ijk-parallel</text:p>
          </table:table-cell>
          <table:table-cell table:style-name="Table2.A2" office:value-type="string">
            <text:p text:style-name="P25">5.15</text:p>
          </table:table-cell>
          <table:table-cell table:style-name="Table2.A2" office:value-type="string">
            <text:p text:style-name="P25">4.930</text:p>
          </table:table-cell>
          <table:table-cell table:style-name="Table2.A2" office:value-type="string">
            <text:p text:style-name="P25">0.045</text:p>
          </table:table-cell>
          <table:table-cell table:style-name="Table2.A2" office:value-type="string">
            <text:p text:style-name="P25">0.152</text:p>
          </table:table-cell>
          <table:table-cell table:style-name="Table2.A2" office:value-type="string">
            <text:p text:style-name="P25">0.057</text:p>
          </table:table-cell>
          <table:table-cell table:style-name="Table2.A2" office:value-type="string">
            <text:p text:style-name="P25">0.631</text:p>
          </table:table-cell>
          <table:table-cell table:style-name="Table2.I2" table:formula="ooow:1500*1500*1500*2/1000000000/&lt;B3&gt;" office:value-type="float" office:value="1.31067961165049">
            <text:p text:style-name="P25">1.311</text:p>
          </table:table-cell>
          <table:table-cell table:style-name="Table2.I2" table:formula="ooow:&lt;B2&gt;/&lt;B3&gt;" office:value-type="float" office:value="3.91592233009709">
            <text:p text:style-name="P25">3.916</text:p>
          </table:table-cell>
          <table:table-cell table:style-name="Table2.J2" table:formula="ooow:&lt;I3&gt;/4" office:value-type="float" office:value="0.978980582524273">
            <text:p text:style-name="P25">0.979</text:p>
          </table:table-cell>
        </table:table-row>
        <table:table-row>
          <table:table-cell table:style-name="Table2.A2" office:value-type="string">
            <text:p text:style-name="P25">ijk-prefetch</text:p>
          </table:table-cell>
          <table:table-cell table:style-name="Table2.A2" office:value-type="string">
            <text:p text:style-name="P25">5.159</text:p>
          </table:table-cell>
          <table:table-cell table:style-name="Table2.A2" office:value-type="string">
            <text:p text:style-name="P25">8.795</text:p>
          </table:table-cell>
          <table:table-cell table:style-name="Table2.A2" office:value-type="string">
            <text:p text:style-name="P25">0.029</text:p>
          </table:table-cell>
          <table:table-cell table:style-name="Table2.A2" office:value-type="string">
            <text:p text:style-name="P25">0.098</text:p>
          </table:table-cell>
          <table:table-cell table:style-name="Table2.A2" office:value-type="string">
            <text:p text:style-name="P25">0.051</text:p>
          </table:table-cell>
          <table:table-cell table:style-name="Table2.A2" office:value-type="string">
            <text:p text:style-name="P25">0.641</text:p>
          </table:table-cell>
          <table:table-cell table:style-name="Table2.H2" table:formula="ooow:1500*1500*1500*2/1000000000/&lt;B4&gt;" office:value-type="float" office:value="1.30839309943788">
            <text:p text:style-name="P25">1.31</text:p>
          </table:table-cell>
          <table:table-cell table:style-name="Table2.I2" table:formula="ooow:&lt;B2&gt;/&lt;B4&gt;" office:value-type="float" office:value="3.90909090909091">
            <text:p text:style-name="P25">3.909</text:p>
          </table:table-cell>
          <table:table-cell table:style-name="Table2.J2" table:formula="ooow:&lt;I4&gt;/4" office:value-type="float" office:value="0.977272727272728">
            <text:p text:style-name="P25">0.977</text:p>
          </table:table-cell>
        </table:table-row>
        <table:table-row>
          <table:table-cell table:style-name="Table2.A2" office:value-type="string">
            <text:p text:style-name="P25">ijk-affinity</text:p>
          </table:table-cell>
          <table:table-cell table:style-name="Table2.A2" office:value-type="string">
            <text:p text:style-name="P25">5.104</text:p>
          </table:table-cell>
          <table:table-cell table:style-name="Table2.A2" office:value-type="string">
            <text:p text:style-name="P25">4.929</text:p>
          </table:table-cell>
          <table:table-cell table:style-name="Table2.A2" office:value-type="string">
            <text:p text:style-name="P25">0.046</text:p>
          </table:table-cell>
          <table:table-cell table:style-name="Table2.A2" office:value-type="string">
            <text:p text:style-name="P25">0.146</text:p>
          </table:table-cell>
          <table:table-cell table:style-name="Table2.A2" office:value-type="string">
            <text:p text:style-name="P25">0.054</text:p>
          </table:table-cell>
          <table:table-cell table:style-name="Table2.A2" office:value-type="string">
            <text:p text:style-name="P25">0.631</text:p>
          </table:table-cell>
          <table:table-cell table:style-name="Table2.I2" table:formula="ooow:1500*1500*1500*2/1000000000/&lt;B5&gt;" office:value-type="float" office:value="1.3224921630094">
            <text:p text:style-name="P25">1.322</text:p>
          </table:table-cell>
          <table:table-cell table:style-name="Table2.I2" table:formula="ooow:&lt;B2&gt;/&lt;B5&gt;" office:value-type="float" office:value="3.95121473354232">
            <text:p text:style-name="P25">3.951</text:p>
          </table:table-cell>
          <table:table-cell table:style-name="Table2.J2" table:formula="ooow:&lt;I5&gt;/4" office:value-type="float" office:value="0.98780368338558">
            <text:p text:style-name="P25">0.988</text:p>
          </table:table-cell>
        </table:table-row>
        <table:table-row>
          <table:table-cell table:style-name="Table2.A2" office:value-type="string">
            <text:p text:style-name="P25">ikj-serial</text:p>
          </table:table-cell>
          <table:table-cell table:style-name="Table2.A2" office:value-type="string">
            <text:p text:style-name="P25">0.657</text:p>
          </table:table-cell>
          <table:table-cell table:style-name="Table2.A2" office:value-type="string">
            <text:p text:style-name="P25">0.587</text:p>
          </table:table-cell>
          <table:table-cell table:style-name="Table2.A2" office:value-type="string">
            <text:p text:style-name="P25">0.454</text:p>
          </table:table-cell>
          <table:table-cell table:style-name="Table2.A2" office:value-type="string">
            <text:p text:style-name="P25">1.000</text:p>
          </table:table-cell>
          <table:table-cell table:style-name="Table2.A2" office:value-type="string">
            <text:p text:style-name="P25">0.452</text:p>
          </table:table-cell>
          <table:table-cell table:style-name="Table2.A2" office:value-type="string">
            <text:p text:style-name="P25">0.006</text:p>
          </table:table-cell>
          <table:table-cell table:style-name="Table2.H2" table:formula="ooow:1500*1500*1500*2/1000000000/&lt;B6&gt;" office:value-type="float" office:value="10.2739726027397">
            <text:p text:style-name="P25">10.27</text:p>
          </table:table-cell>
          <table:table-cell table:style-name="Table2.I2" table:formula="ooow:&lt;B6&gt;/&lt;B6&gt;" office:value-type="float" office:value="1">
            <text:p text:style-name="P25">1.000</text:p>
          </table:table-cell>
          <table:table-cell table:style-name="Table2.J6" office:value-type="string">
            <text:p text:style-name="P25">0.000</text:p>
          </table:table-cell>
        </table:table-row>
        <table:table-row>
          <table:table-cell table:style-name="Table2.A2" office:value-type="string">
            <text:p text:style-name="P25">ikj-parallel</text:p>
          </table:table-cell>
          <table:table-cell table:style-name="Table2.A2" office:value-type="string">
            <text:p text:style-name="P25">0.180</text:p>
          </table:table-cell>
          <table:table-cell table:style-name="Table2.A2" office:value-type="string">
            <text:p text:style-name="P25">0.605</text:p>
          </table:table-cell>
          <table:table-cell table:style-name="Table2.A2" office:value-type="string">
            <text:p text:style-name="P25">0.408</text:p>
          </table:table-cell>
          <table:table-cell table:style-name="Table2.A2" office:value-type="string">
            <text:p text:style-name="P25">0.247</text:p>
          </table:table-cell>
          <table:table-cell table:style-name="Table2.A2" office:value-type="string">
            <text:p text:style-name="P25">0.709</text:p>
          </table:table-cell>
          <table:table-cell table:style-name="Table2.A2" office:value-type="string">
            <text:p text:style-name="P25">0.000</text:p>
          </table:table-cell>
          <table:table-cell table:style-name="Table2.I2" table:formula="ooow:1500*1500*1500*2/1000000000/&lt;B7&gt;" office:value-type="float" office:value="37.5">
            <text:p text:style-name="P25">37.500</text:p>
          </table:table-cell>
          <table:table-cell table:style-name="Table2.I2" table:formula="ooow:&lt;B6&gt;/&lt;B7&gt;" office:value-type="float" office:value="3.65">
            <text:p text:style-name="P25">3.650</text:p>
          </table:table-cell>
          <table:table-cell table:style-name="Table2.J2" table:formula="ooow:&lt;I7&gt;/4" office:value-type="float" office:value="0.9125">
            <text:p text:style-name="P25">0.913</text:p>
          </table:table-cell>
        </table:table-row>
        <table:table-row>
          <table:table-cell table:style-name="Table2.A2" office:value-type="string">
            <text:p text:style-name="P25">ikj-affinity</text:p>
          </table:table-cell>
          <table:table-cell table:style-name="Table2.A2" office:value-type="string">
            <text:p text:style-name="P25">0.180</text:p>
          </table:table-cell>
          <table:table-cell table:style-name="Table2.A2" office:value-type="string">
            <text:p text:style-name="P25">0.591</text:p>
          </table:table-cell>
          <table:table-cell table:style-name="Table2.A2" office:value-type="string">
            <text:p text:style-name="P25">0.411</text:p>
          </table:table-cell>
          <table:table-cell table:style-name="Table2.A2" office:value-type="string">
            <text:p text:style-name="P25">0.381</text:p>
          </table:table-cell>
          <table:table-cell table:style-name="Table2.A2" office:value-type="string">
            <text:p text:style-name="P25">0.702</text:p>
          </table:table-cell>
          <table:table-cell table:style-name="Table2.A2" office:value-type="string">
            <text:p text:style-name="P25">0.000</text:p>
          </table:table-cell>
          <table:table-cell table:style-name="Table2.I2" table:formula="ooow:1500*1500*1500*2/1000000000/&lt;B8&gt;" office:value-type="float" office:value="37.5">
            <text:p text:style-name="P25">37.500</text:p>
          </table:table-cell>
          <table:table-cell table:style-name="Table2.I2" table:formula="ooow:&lt;B6&gt;/&lt;B8&gt;" office:value-type="float" office:value="3.65">
            <text:p text:style-name="P25">3.650</text:p>
          </table:table-cell>
          <table:table-cell table:style-name="Table2.J2" table:formula="ooow:&lt;I8&gt;/4" office:value-type="float" office:value="0.9125">
            <text:p text:style-name="P25">0.913</text:p>
          </table:table-cell>
        </table:table-row>
      </table:table>
      <text:p text:style-name="Tabelka">Tabelka <text:sequence text:ref-name="refTabelka1" text:name="Tabelka" text:formula="ooow:Tabelka+1" style:num-format="1">2</text:sequence> Wyniki pomiarów dla rozmiaru macierzy 1500x1500</text:p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column table:style-name="Table3.H"/>
        <table:table-column table:style-name="Table3.I"/>
        <table:table-column table:style-name="Table3.J"/>
        <text:soft-page-break/>
        <table:table-row>
          <table:table-cell table:style-name="Table3.A1" office:value-type="string">
            <text:p text:style-name="P25">Algorytm</text:p>
          </table:table-cell>
          <table:table-cell table:style-name="Table3.A1" office:value-type="string">
            <text:p text:style-name="P25">Czas[s]</text:p>
          </table:table-cell>
          <table:table-cell table:style-name="Table3.A1" office:value-type="string">
            <text:p text:style-name="P25">CPI</text:p>
          </table:table-cell>
          <table:table-cell table:style-name="Table3.A1" office:value-type="string">
            <text:p text:style-name="P25">Retiring </text:p>
          </table:table-cell>
          <table:table-cell table:style-name="Table3.A1" office:value-type="string">
            <text:p text:style-name="P25">LLC Miss</text:p>
          </table:table-cell>
          <table:table-cell table:style-name="Table3.A1" office:value-type="string">
            <text:p text:style-name="P25">LLC Hit</text:p>
          </table:table-cell>
          <table:table-cell table:style-name="Table3.A1" office:value-type="string">
            <text:p text:style-name="P25">DTLB Overhead</text:p>
          </table:table-cell>
          <table:table-cell table:style-name="Table3.A1" office:value-type="string">
            <text:p text:style-name="P25">Prędkość [GFLOPS]</text:p>
          </table:table-cell>
          <table:table-cell table:style-name="Table3.A1" office:value-type="string">
            <text:p text:style-name="P25">Przyspieszenie</text:p>
          </table:table-cell>
          <table:table-cell table:style-name="Table3.J1" office:value-type="string">
            <text:p text:style-name="P25">Efektywność</text:p>
          </table:table-cell>
        </table:table-row>
        <table:table-row table:style-name="Table3.2">
          <table:table-cell table:style-name="Table3.A2" office:value-type="string">
            <text:p text:style-name="P25">ijk-serial</text:p>
          </table:table-cell>
          <table:table-cell table:style-name="Table3.A2" office:value-type="string">
            <text:p text:style-name="P25">51.185</text:p>
          </table:table-cell>
          <table:table-cell table:style-name="Table3.A2" office:value-type="string">
            <text:p text:style-name="P25">5.19</text:p>
          </table:table-cell>
          <table:table-cell table:style-name="Table3.A2" office:value-type="string">
            <text:p text:style-name="P25">0.048</text:p>
          </table:table-cell>
          <table:table-cell table:style-name="Table3.A2" office:value-type="string">
            <text:p text:style-name="P25">0.417</text:p>
          </table:table-cell>
          <table:table-cell table:style-name="Table3.A2" office:value-type="string">
            <text:p text:style-name="P25">0.099</text:p>
          </table:table-cell>
          <table:table-cell table:style-name="Table3.A2" office:value-type="string">
            <text:p text:style-name="P25">0.624</text:p>
          </table:table-cell>
          <table:table-cell table:style-name="Table3.H2" table:formula="ooow:2000*2000*2000*2/1000000000/&lt;B2&gt;" office:value-type="float" office:value="0.312591579564325">
            <text:p text:style-name="P25">0.313</text:p>
          </table:table-cell>
          <table:table-cell table:style-name="Table3.H2" table:formula="ooow:&lt;B2&gt;/&lt;B2&gt;" office:value-type="float" office:value="1">
            <text:p text:style-name="P25">1.000</text:p>
          </table:table-cell>
          <table:table-cell table:style-name="Table3.J2" office:value-type="float" office:value="0">
            <text:p text:style-name="P25">0.000</text:p>
          </table:table-cell>
        </table:table-row>
        <table:table-row>
          <table:table-cell table:style-name="Table3.A2" office:value-type="string">
            <text:p text:style-name="P25">ijk-parallel</text:p>
          </table:table-cell>
          <table:table-cell table:style-name="Table3.A2" office:value-type="string">
            <text:p text:style-name="P25">13.433</text:p>
          </table:table-cell>
          <table:table-cell table:style-name="Table3.A2" office:value-type="string">
            <text:p text:style-name="P25">5.099</text:p>
          </table:table-cell>
          <table:table-cell table:style-name="Table3.A2" office:value-type="string">
            <text:p text:style-name="P25">0.044</text:p>
          </table:table-cell>
          <table:table-cell table:style-name="Table3.A2" office:value-type="string">
            <text:p text:style-name="P25">0.25</text:p>
          </table:table-cell>
          <table:table-cell table:style-name="Table3.A2" office:value-type="string">
            <text:p text:style-name="P25">0.133</text:p>
          </table:table-cell>
          <table:table-cell table:style-name="Table3.A2" office:value-type="string">
            <text:p text:style-name="P25">0.645</text:p>
          </table:table-cell>
          <table:table-cell table:style-name="Table3.H2" table:formula="ooow:2000*2000*2000*2/1000000000/&lt;B3&gt;" office:value-type="float" office:value="1.19109655326435">
            <text:p text:style-name="P25">1.191</text:p>
          </table:table-cell>
          <table:table-cell table:style-name="Table3.H2" table:formula="ooow:&lt;B2&gt;/&lt;B3&gt;" office:value-type="float" office:value="3.81039231742723">
            <text:p text:style-name="P25">3.810</text:p>
          </table:table-cell>
          <table:table-cell table:style-name="Table3.J2" table:formula="ooow:&lt;I3&gt;/4" office:value-type="float" office:value="0.952598079356807">
            <text:p text:style-name="P25">0.953</text:p>
          </table:table-cell>
        </table:table-row>
        <table:table-row>
          <table:table-cell table:style-name="Table3.A2" office:value-type="string">
            <text:p text:style-name="P25">ijk-prefetch</text:p>
          </table:table-cell>
          <table:table-cell table:style-name="Table3.A2" office:value-type="string">
            <text:p text:style-name="P25">13.995</text:p>
          </table:table-cell>
          <table:table-cell table:style-name="Table3.A2" office:value-type="string">
            <text:p text:style-name="P25">9.148</text:p>
          </table:table-cell>
          <table:table-cell table:style-name="Table3.A2" office:value-type="string">
            <text:p text:style-name="P25">0.027</text:p>
          </table:table-cell>
          <table:table-cell table:style-name="Table3.A2" office:value-type="string">
            <text:p text:style-name="P25">0.206</text:p>
          </table:table-cell>
          <table:table-cell table:style-name="Table3.A2" office:value-type="string">
            <text:p text:style-name="P25">0.098</text:p>
          </table:table-cell>
          <table:table-cell table:style-name="Table3.A2" office:value-type="string">
            <text:p text:style-name="P25">0.652</text:p>
          </table:table-cell>
          <table:table-cell table:style-name="Table3.H2" table:formula="ooow:2000*2000*2000*2/1000000000/&lt;C4&gt;" office:value-type="float" office:value="1.74901617839965">
            <text:p text:style-name="P25">1.749</text:p>
          </table:table-cell>
          <table:table-cell table:style-name="Table3.H2" table:formula="ooow:&lt;B2&gt;/&lt;B4&gt;" office:value-type="float" office:value="3.6573776348696">
            <text:p text:style-name="P25">3.657</text:p>
          </table:table-cell>
          <table:table-cell table:style-name="Table3.J2" table:formula="ooow:&lt;I4&gt;/4" office:value-type="float" office:value="0.9143444087174">
            <text:p text:style-name="P25">0.914</text:p>
          </table:table-cell>
        </table:table-row>
        <table:table-row>
          <table:table-cell table:style-name="Table3.A2" office:value-type="string">
            <text:p text:style-name="P25">ijk-affinity</text:p>
          </table:table-cell>
          <table:table-cell table:style-name="Table3.A2" office:value-type="string">
            <text:p text:style-name="P25">14.368</text:p>
          </table:table-cell>
          <table:table-cell table:style-name="Table3.A2" office:value-type="string">
            <text:p text:style-name="P25">5.069</text:p>
          </table:table-cell>
          <table:table-cell table:style-name="Table3.A2" office:value-type="string">
            <text:p text:style-name="P25">0.044</text:p>
          </table:table-cell>
          <table:table-cell table:style-name="Table3.A2" office:value-type="string">
            <text:p text:style-name="P25">0.225</text:p>
          </table:table-cell>
          <table:table-cell table:style-name="Table3.A2" office:value-type="string">
            <text:p text:style-name="P25">0.136</text:p>
          </table:table-cell>
          <table:table-cell table:style-name="Table3.A2" office:value-type="string">
            <text:p text:style-name="P25">0.642</text:p>
          </table:table-cell>
          <table:table-cell table:style-name="Table3.H2" table:formula="ooow:2000*2000*2000*2/1000000000/&lt;C5&gt;" office:value-type="float" office:value="3.15644111264549">
            <text:p text:style-name="P25">3.156</text:p>
          </table:table-cell>
          <table:table-cell table:style-name="Table3.H2" table:formula="ooow:&lt;B2&gt;/&lt;B5&gt;" office:value-type="float" office:value="3.56243040089087">
            <text:p text:style-name="P25">3.562</text:p>
          </table:table-cell>
          <table:table-cell table:style-name="Table3.J2" table:formula="ooow:&lt;I5&gt;/4" office:value-type="float" office:value="0.890607600222717">
            <text:p text:style-name="P25">0.891</text:p>
          </table:table-cell>
        </table:table-row>
        <table:table-row>
          <table:table-cell table:style-name="Table3.A2" office:value-type="string">
            <text:p text:style-name="P25">ikj-serial</text:p>
          </table:table-cell>
          <table:table-cell table:style-name="Table3.A2" office:value-type="string">
            <text:p text:style-name="P25">1.836</text:p>
          </table:table-cell>
          <table:table-cell table:style-name="Table3.A2" office:value-type="string">
            <text:p text:style-name="P25">0.746</text:p>
          </table:table-cell>
          <table:table-cell table:style-name="Table3.A2" office:value-type="string">
            <text:p text:style-name="P25">0.322</text:p>
          </table:table-cell>
          <table:table-cell table:style-name="Table3.A2" office:value-type="string">
            <text:p text:style-name="P25">0.371</text:p>
          </table:table-cell>
          <table:table-cell table:style-name="Table3.A2" office:value-type="string">
            <text:p text:style-name="P25">0.718</text:p>
          </table:table-cell>
          <table:table-cell table:style-name="Table3.A2" office:value-type="string">
            <text:p text:style-name="P25">0.013</text:p>
          </table:table-cell>
          <table:table-cell table:style-name="Table3.H2" table:formula="ooow:2000*2000*2000*2/1000000000/&lt;B6&gt;" office:value-type="float" office:value="8.71459694989107">
            <text:p text:style-name="P25">8.715</text:p>
          </table:table-cell>
          <table:table-cell table:style-name="Table3.H2" table:formula="ooow:&lt;B6&gt;/&lt;B6&gt;" office:value-type="float" office:value="1">
            <text:p text:style-name="P25">1.000</text:p>
          </table:table-cell>
          <table:table-cell table:style-name="Table3.J6" office:value-type="string">
            <text:p text:style-name="P25">0.000</text:p>
          </table:table-cell>
        </table:table-row>
        <table:table-row>
          <table:table-cell table:style-name="Table3.A2" office:value-type="string">
            <text:p text:style-name="P25">ikj-parallel</text:p>
          </table:table-cell>
          <table:table-cell table:style-name="Table3.A2" office:value-type="string">
            <text:p text:style-name="P25">0.555</text:p>
          </table:table-cell>
          <table:table-cell table:style-name="Table3.A2" office:value-type="string">
            <text:p text:style-name="P25">0.716</text:p>
          </table:table-cell>
          <table:table-cell table:style-name="Table3.A2" office:value-type="string">
            <text:p text:style-name="P25">0.339</text:p>
          </table:table-cell>
          <table:table-cell table:style-name="Table3.A2" office:value-type="string">
            <text:p text:style-name="P25">0.400</text:p>
          </table:table-cell>
          <table:table-cell table:style-name="Table3.A2" office:value-type="string">
            <text:p text:style-name="P25">0.809</text:p>
          </table:table-cell>
          <table:table-cell table:style-name="Table3.A2" office:value-type="string">
            <text:p text:style-name="P25">0.002</text:p>
          </table:table-cell>
          <table:table-cell table:style-name="Table3.H2" table:formula="ooow:2000*2000*2000*2/1000000000/&lt;C7&gt;" office:value-type="float" office:value="22.3463687150838">
            <text:p text:style-name="P25">22.346</text:p>
          </table:table-cell>
          <table:table-cell table:style-name="Table3.H2" table:formula="ooow:&lt;B6&gt;/&lt;B7&gt;" office:value-type="float" office:value="3.30810810810811">
            <text:p text:style-name="P25">3.308</text:p>
          </table:table-cell>
          <table:table-cell table:style-name="Table3.J2" table:formula="ooow:&lt;I7&gt;/4" office:value-type="float" office:value="0.827027027027027">
            <text:p text:style-name="P25">0.827</text:p>
          </table:table-cell>
        </table:table-row>
        <table:table-row>
          <table:table-cell table:style-name="Table3.A2" office:value-type="string">
            <text:p text:style-name="P25">ikj-affinity</text:p>
          </table:table-cell>
          <table:table-cell table:style-name="Table3.A2" office:value-type="string">
            <text:p text:style-name="P25">0.555</text:p>
          </table:table-cell>
          <table:table-cell table:style-name="Table3.A2" office:value-type="string">
            <text:p text:style-name="P25">0.679</text:p>
          </table:table-cell>
          <table:table-cell table:style-name="Table3.A2" office:value-type="string">
            <text:p text:style-name="P25">0.347</text:p>
          </table:table-cell>
          <table:table-cell table:style-name="Table3.A2" office:value-type="string">
            <text:p text:style-name="P25">1.000</text:p>
          </table:table-cell>
          <table:table-cell table:style-name="Table3.A2" office:value-type="string">
            <text:p text:style-name="P25">0.588</text:p>
          </table:table-cell>
          <table:table-cell table:style-name="Table3.A2" office:value-type="string">
            <text:p text:style-name="P25">0.000</text:p>
          </table:table-cell>
          <table:table-cell table:style-name="Table3.H2" table:formula="ooow:2000*2000*2000*2/1000000000/&lt;C8&gt;" office:value-type="float" office:value="23.5640648011782">
            <text:p text:style-name="P25">23.564</text:p>
          </table:table-cell>
          <table:table-cell table:style-name="Table3.H2" table:formula="ooow:&lt;B6&gt;/&lt;B8&gt;" office:value-type="float" office:value="3.30810810810811">
            <text:p text:style-name="P25">3.308</text:p>
          </table:table-cell>
          <table:table-cell table:style-name="Table3.J2" table:formula="ooow:&lt;I8&gt;/4" office:value-type="float" office:value="0.827027027027027">
            <text:p text:style-name="P25">0.827</text:p>
          </table:table-cell>
        </table:table-row>
      </table:table>
      <text:p text:style-name="P23">Tabelka <text:sequence text:ref-name="refTabelka2" text:name="Tabelka" text:formula="ooow:Tabelka+1" style:num-format="1">3</text:sequence> Wyniki pomiarów dla rozmiaru macierzy 2000x2000</text:p>
      <text:p text:style-name="P23"/>
      <text:p text:style-name="P2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 table:number-columns-repeated="2"/>
        <table:table-column table:style-name="Table4.G"/>
        <table:table-column table:style-name="Table4.H"/>
        <table:table-column table:style-name="Table4.I"/>
        <table:table-column table:style-name="Table4.J"/>
        <table:table-row>
          <table:table-cell table:style-name="Table4.A1" office:value-type="string">
            <text:p text:style-name="P25">Algorytm</text:p>
          </table:table-cell>
          <table:table-cell table:style-name="Table4.A1" office:value-type="string">
            <text:p text:style-name="P25">Czas[s]</text:p>
          </table:table-cell>
          <table:table-cell table:style-name="Table4.A1" office:value-type="string">
            <text:p text:style-name="P25">CPI</text:p>
          </table:table-cell>
          <table:table-cell table:style-name="Table4.A1" office:value-type="string">
            <text:p text:style-name="P25">Retiring </text:p>
          </table:table-cell>
          <table:table-cell table:style-name="Table4.A1" office:value-type="string">
            <text:p text:style-name="P25">LLC Miss</text:p>
          </table:table-cell>
          <table:table-cell table:style-name="Table4.A1" office:value-type="string">
            <text:p text:style-name="P25">LLC Hit</text:p>
          </table:table-cell>
          <table:table-cell table:style-name="Table4.A1" office:value-type="string">
            <text:p text:style-name="P25">DTLB Overhead</text:p>
          </table:table-cell>
          <table:table-cell table:style-name="Table4.A1" office:value-type="string">
            <text:p text:style-name="P25">Prędkość [GFLOPS]</text:p>
          </table:table-cell>
          <table:table-cell table:style-name="Table4.A1" office:value-type="string">
            <text:p text:style-name="P25">Przyspieszenie</text:p>
          </table:table-cell>
          <table:table-cell table:style-name="Table4.J1" office:value-type="string">
            <text:p text:style-name="P25">Efektywność</text:p>
          </table:table-cell>
        </table:table-row>
        <table:table-row table:style-name="Table4.2">
          <table:table-cell table:style-name="Table4.A2" office:value-type="string">
            <text:p text:style-name="P25">ijk-serial</text:p>
          </table:table-cell>
          <table:table-cell table:style-name="Table4.A2" office:value-type="string">
            <text:p text:style-name="P25">104</text:p>
          </table:table-cell>
          <table:table-cell table:style-name="Table4.A2" office:value-type="string">
            <text:p text:style-name="P25">5.509</text:p>
          </table:table-cell>
          <table:table-cell table:style-name="Table4.A2" office:value-type="string">
            <text:p text:style-name="P25">0.045</text:p>
          </table:table-cell>
          <table:table-cell table:style-name="Table4.A2" office:value-type="string">
            <text:p text:style-name="P25">0.396</text:p>
          </table:table-cell>
          <table:table-cell table:style-name="Table4.A2" office:value-type="string">
            <text:p text:style-name="P25">0.584</text:p>
          </table:table-cell>
          <table:table-cell table:style-name="Table4.A2" office:value-type="string">
            <text:p text:style-name="P25">0.667</text:p>
          </table:table-cell>
          <table:table-cell table:style-name="Table4.H2" table:formula="ooow:2500*2500*2500*2/1000000000/&lt;B2&gt;" office:value-type="float" office:value="0.300480769230769">
            <text:p text:style-name="P25">0.3</text:p>
          </table:table-cell>
          <table:table-cell table:style-name="Table4.I2" table:formula="ooow:&lt;B2&gt;/&lt;B2&gt;" office:value-type="float" office:value="1">
            <text:p text:style-name="P25">1.000</text:p>
          </table:table-cell>
          <table:table-cell table:style-name="Table4.J2" office:value-type="float" office:value="1">
            <text:p text:style-name="P25"><text:span text:style-name="T18">1</text:span>.000</text:p>
          </table:table-cell>
        </table:table-row>
        <table:table-row>
          <table:table-cell table:style-name="Table4.A2" office:value-type="string">
            <text:p text:style-name="P25">ijk-parallel</text:p>
          </table:table-cell>
          <table:table-cell table:style-name="Table4.A2" office:value-type="string">
            <text:p text:style-name="P25">27.485</text:p>
          </table:table-cell>
          <table:table-cell table:style-name="Table4.A2" office:value-type="string">
            <text:p text:style-name="P25">5.484</text:p>
          </table:table-cell>
          <table:table-cell table:style-name="Table4.A2" office:value-type="string">
            <text:p text:style-name="P25">0.041</text:p>
          </table:table-cell>
          <table:table-cell table:style-name="Table4.A2" office:value-type="string">
            <text:p text:style-name="P25">0.281</text:p>
          </table:table-cell>
          <table:table-cell table:style-name="Table4.A2" office:value-type="string">
            <text:p text:style-name="P25">0.601</text:p>
          </table:table-cell>
          <table:table-cell table:style-name="Table4.A2" office:value-type="string">
            <text:p text:style-name="P25">0.669</text:p>
          </table:table-cell>
          <table:table-cell table:style-name="Table4.I2" table:formula="ooow:2500*2500*2500*2/1000000000/&lt;B3&gt;" office:value-type="float" office:value="1.13698380935055">
            <text:p text:style-name="P25">1.137</text:p>
          </table:table-cell>
          <table:table-cell table:style-name="Table4.I2" table:formula="ooow:&lt;B2&gt;/&lt;B3&gt;" office:value-type="float" office:value="3.78388211751865">
            <text:p text:style-name="P25">3.784</text:p>
          </table:table-cell>
          <table:table-cell table:style-name="Table4.J2" table:formula="ooow:&lt;I3&gt;/4" office:value-type="float" office:value="0.945970529379662">
            <text:p text:style-name="P25">0.946</text:p>
          </table:table-cell>
        </table:table-row>
        <table:table-row>
          <table:table-cell table:style-name="Table4.A2" office:value-type="string">
            <text:p text:style-name="P25">ijk-prefetch</text:p>
          </table:table-cell>
          <table:table-cell table:style-name="Table4.A2" office:value-type="string">
            <text:p text:style-name="P25">28.48</text:p>
          </table:table-cell>
          <table:table-cell table:style-name="Table4.A2" office:value-type="string">
            <text:p text:style-name="P25">9.817</text:p>
          </table:table-cell>
          <table:table-cell table:style-name="Table4.A2" office:value-type="string">
            <text:p text:style-name="P25">0.026</text:p>
          </table:table-cell>
          <table:table-cell table:style-name="Table4.A2" office:value-type="string">
            <text:p text:style-name="P25">0.215</text:p>
          </table:table-cell>
          <table:table-cell table:style-name="Table4.A2" office:value-type="string">
            <text:p text:style-name="P25">0.367</text:p>
          </table:table-cell>
          <table:table-cell table:style-name="Table4.A2" office:value-type="string">
            <text:p text:style-name="P25">0.666</text:p>
          </table:table-cell>
          <table:table-cell table:style-name="Table4.I2" table:formula="ooow:2500*2500*2500*2/1000000000/&lt;B4&gt;" office:value-type="float" office:value="1.09726123595506">
            <text:p text:style-name="P25">1.097</text:p>
          </table:table-cell>
          <table:table-cell table:style-name="Table4.I2" table:formula="ooow:&lt;B2&gt;/&lt;B4&gt;" office:value-type="float" office:value="3.65168539325843">
            <text:p text:style-name="P25">3.652</text:p>
          </table:table-cell>
          <table:table-cell table:style-name="Table4.J2" table:formula="ooow:&lt;I4&gt;/4" office:value-type="float" office:value="0.912921348314607">
            <text:p text:style-name="P25">0.913</text:p>
          </table:table-cell>
        </table:table-row>
        <table:table-row>
          <table:table-cell table:style-name="Table4.A2" office:value-type="string">
            <text:p text:style-name="P25">ijk-affinity</text:p>
          </table:table-cell>
          <table:table-cell table:style-name="Table4.A2" office:value-type="string">
            <text:p text:style-name="P25">29.345</text:p>
          </table:table-cell>
          <table:table-cell table:style-name="Table4.A2" office:value-type="string">
            <text:p text:style-name="P25">5.477</text:p>
          </table:table-cell>
          <table:table-cell table:style-name="Table4.A2" office:value-type="string">
            <text:p text:style-name="P25">0.041</text:p>
          </table:table-cell>
          <table:table-cell table:style-name="Table4.A2" office:value-type="string">
            <text:p text:style-name="P25">0.32</text:p>
          </table:table-cell>
          <table:table-cell table:style-name="Table4.A2" office:value-type="string">
            <text:p text:style-name="P25">0.590</text:p>
          </table:table-cell>
          <table:table-cell table:style-name="Table4.A2" office:value-type="string">
            <text:p text:style-name="P25">0.664</text:p>
          </table:table-cell>
          <table:table-cell table:style-name="Table4.I2" table:formula="ooow:2500*2500*2500*2/1000000000/&lt;B5&gt;" office:value-type="float" office:value="1.06491736241268">
            <text:p text:style-name="P25">1.065</text:p>
          </table:table-cell>
          <table:table-cell table:style-name="Table4.I2" table:formula="ooow:&lt;B2&gt;/&lt;B5&gt;" office:value-type="float" office:value="3.54404498210939">
            <text:p text:style-name="P25">3.544</text:p>
          </table:table-cell>
          <table:table-cell table:style-name="Table4.J2" table:formula="ooow:&lt;I5&gt;/4" office:value-type="float" office:value="0.886011245527347">
            <text:p text:style-name="P25">0.886</text:p>
          </table:table-cell>
        </table:table-row>
        <table:table-row>
          <table:table-cell table:style-name="Table4.A2" office:value-type="string">
            <text:p text:style-name="P25">ikj-serial</text:p>
          </table:table-cell>
          <table:table-cell table:style-name="Table4.A2" office:value-type="string">
            <text:p text:style-name="P25">3.590</text:p>
          </table:table-cell>
          <table:table-cell table:style-name="Table4.A2" office:value-type="string">
            <text:p text:style-name="P25">0.734</text:p>
          </table:table-cell>
          <table:table-cell table:style-name="Table4.A2" office:value-type="string">
            <text:p text:style-name="P25">0.323</text:p>
          </table:table-cell>
          <table:table-cell table:style-name="Table4.A2" office:value-type="string">
            <text:p text:style-name="P25">0.375</text:p>
          </table:table-cell>
          <table:table-cell table:style-name="Table4.A2" office:value-type="string">
            <text:p text:style-name="P25">0.767</text:p>
          </table:table-cell>
          <table:table-cell table:style-name="Table4.A2" office:value-type="string">
            <text:p text:style-name="P25">0.000</text:p>
          </table:table-cell>
          <table:table-cell table:style-name="Table4.I2" table:formula="ooow:2500*2500*2500*2/1000000000/&lt;B6&gt;" office:value-type="float" office:value="8.70473537604457">
            <text:p text:style-name="P25">8.705</text:p>
          </table:table-cell>
          <table:table-cell table:style-name="Table4.I2" table:formula="ooow:&lt;B6&gt;/&lt;B6&gt;" office:value-type="float" office:value="1">
            <text:p text:style-name="P25">1.000</text:p>
          </table:table-cell>
          <table:table-cell table:style-name="Table4.J6" office:value-type="string">
            <text:p text:style-name="P25"><text:span text:style-name="T18">1</text:span>.000</text:p>
          </table:table-cell>
        </table:table-row>
        <table:table-row>
          <table:table-cell table:style-name="Table4.A2" office:value-type="string">
            <text:p text:style-name="P25">ikj-parallel</text:p>
          </table:table-cell>
          <table:table-cell table:style-name="Table4.A2" office:value-type="string">
            <text:p text:style-name="P25">1.054</text:p>
          </table:table-cell>
          <table:table-cell table:style-name="Table4.A2" office:value-type="string">
            <text:p text:style-name="P25">0.716</text:p>
          </table:table-cell>
          <table:table-cell table:style-name="Table4.A2" office:value-type="string">
            <text:p text:style-name="P25">0.350</text:p>
          </table:table-cell>
          <table:table-cell table:style-name="Table4.A2" office:value-type="string">
            <text:p text:style-name="P25">1.000</text:p>
          </table:table-cell>
          <table:table-cell table:style-name="Table4.A2" office:value-type="string">
            <text:p text:style-name="P25">0.516</text:p>
          </table:table-cell>
          <table:table-cell table:style-name="Table4.A2" office:value-type="string">
            <text:p text:style-name="P25">0.001</text:p>
          </table:table-cell>
          <table:table-cell table:style-name="Table4.I2" table:formula="ooow:2500*2500*2500*2/1000000000/&lt;B7&gt;" office:value-type="float" office:value="29.6489563567362">
            <text:p text:style-name="P25">29.649</text:p>
          </table:table-cell>
          <table:table-cell table:style-name="Table4.I2" table:formula="ooow:&lt;B6&gt;/&lt;B7&gt;" office:value-type="float" office:value="3.40607210626186">
            <text:p text:style-name="P25">3.406</text:p>
          </table:table-cell>
          <table:table-cell table:style-name="Table4.J2" table:formula="ooow:&lt;I7&gt;/4" office:value-type="float" office:value="0.851518026565465">
            <text:p text:style-name="P25">0.852</text:p>
          </table:table-cell>
        </table:table-row>
        <table:table-row>
          <table:table-cell table:style-name="Table4.A2" office:value-type="string">
            <text:p text:style-name="P25">ikj-affinity</text:p>
          </table:table-cell>
          <table:table-cell table:style-name="Table4.A2" office:value-type="string">
            <text:p text:style-name="P25">1.094</text:p>
          </table:table-cell>
          <table:table-cell table:style-name="Table4.A2" office:value-type="string">
            <text:p text:style-name="P25">0.713</text:p>
          </table:table-cell>
          <table:table-cell table:style-name="Table4.A2" office:value-type="string">
            <text:p text:style-name="P25">0.372</text:p>
          </table:table-cell>
          <table:table-cell table:style-name="Table4.A2" office:value-type="string">
            <text:p text:style-name="P25">0.418</text:p>
          </table:table-cell>
          <table:table-cell table:style-name="Table4.A2" office:value-type="string">
            <text:p text:style-name="P25">0.789</text:p>
          </table:table-cell>
          <table:table-cell table:style-name="Table4.A2" office:value-type="string">
            <text:p text:style-name="P25">0.001</text:p>
          </table:table-cell>
          <table:table-cell table:style-name="Table4.I2" table:formula="ooow:2500*2500*2500*2/1000000000/&lt;B8&gt;" office:value-type="float" office:value="28.5648994515539">
            <text:p text:style-name="P25">28.565</text:p>
          </table:table-cell>
          <table:table-cell table:style-name="Table4.I2" table:formula="ooow:&lt;B6&gt;/&lt;B8&gt;" office:value-type="float" office:value="3.28153564899452">
            <text:p text:style-name="P25">3.282</text:p>
          </table:table-cell>
          <table:table-cell table:style-name="Table4.J2" table:formula="ooow:&lt;I8&gt;/4" office:value-type="float" office:value="0.82038391224863">
            <text:p text:style-name="P25">0.820</text:p>
          </table:table-cell>
        </table:table-row>
      </table:table>
      <text:p text:style-name="P23">Tabelka <text:sequence text:ref-name="refTabelka3" text:name="Tabelka" text:formula="ooow:Tabelka+1" style:num-format="1">4</text:sequence> Wyniki pomiarów dla rozmiaru macierzy 2500x2500</text:p>
      <text:p text:style-name="P3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 table:number-columns-repeated="2"/>
        <table:table-column table:style-name="Table5.G"/>
        <table:table-column table:style-name="Table5.H"/>
        <table:table-column table:style-name="Table5.I"/>
        <table:table-column table:style-name="Table5.J"/>
        <table:table-row>
          <table:table-cell table:style-name="Table5.A1" office:value-type="string">
            <text:p text:style-name="P25">Algorytm</text:p>
          </table:table-cell>
          <table:table-cell table:style-name="Table5.A1" office:value-type="string">
            <text:p text:style-name="P25">Czas[s]</text:p>
          </table:table-cell>
          <table:table-cell table:style-name="Table5.A1" office:value-type="string">
            <text:p text:style-name="P25">CPI</text:p>
          </table:table-cell>
          <table:table-cell table:style-name="Table5.A1" office:value-type="string">
            <text:p text:style-name="P25">Retiring </text:p>
          </table:table-cell>
          <table:table-cell table:style-name="Table5.A1" office:value-type="string">
            <text:p text:style-name="P25">LLC Miss</text:p>
          </table:table-cell>
          <table:table-cell table:style-name="Table5.A1" office:value-type="string">
            <text:p text:style-name="P25">LLC Hit</text:p>
          </table:table-cell>
          <table:table-cell table:style-name="Table5.A1" office:value-type="string">
            <text:p text:style-name="P25">DTLB Overhead</text:p>
          </table:table-cell>
          <table:table-cell table:style-name="Table5.A1" office:value-type="string">
            <text:p text:style-name="P25">Prędkość [GFLOPS]</text:p>
          </table:table-cell>
          <table:table-cell table:style-name="Table5.A1" office:value-type="string">
            <text:p text:style-name="P25">Przyspieszenie</text:p>
          </table:table-cell>
          <table:table-cell table:style-name="Table5.J1" office:value-type="string">
            <text:p text:style-name="P25">Efektywność</text:p>
          </table:table-cell>
        </table:table-row>
        <table:table-row table:style-name="Table5.2">
          <table:table-cell table:style-name="Table5.A2" office:value-type="string">
            <text:p text:style-name="P25">ijk-serial</text:p>
          </table:table-cell>
          <table:table-cell table:style-name="Table5.A2" office:value-type="string">
            <text:p text:style-name="P25">191.4</text:p>
          </table:table-cell>
          <table:table-cell table:style-name="Table5.A2" office:value-type="string">
            <text:p text:style-name="P25">5.878</text:p>
          </table:table-cell>
          <table:table-cell table:style-name="Table5.A2" office:value-type="string">
            <text:p text:style-name="P25">0.039</text:p>
          </table:table-cell>
          <table:table-cell table:style-name="Table5.A2" office:value-type="string">
            <text:p text:style-name="P25">0.365</text:p>
          </table:table-cell>
          <table:table-cell table:style-name="Table5.A2" office:value-type="string">
            <text:p text:style-name="P25">0.634</text:p>
          </table:table-cell>
          <table:table-cell table:style-name="Table5.A2" office:value-type="string">
            <text:p text:style-name="P25">0.684</text:p>
          </table:table-cell>
          <table:table-cell table:style-name="Table5.H2" table:formula="ooow:3000*3000*3000*2/1000000000/&lt;B2&gt;" office:value-type="float" office:value="0.282131661442006">
            <text:p text:style-name="P25">0.28</text:p>
          </table:table-cell>
          <table:table-cell table:style-name="Table5.I2" table:formula="ooow:&lt;B2&gt;/&lt;B2&gt;" office:value-type="float" office:value="1">
            <text:p text:style-name="P25">1.000</text:p>
          </table:table-cell>
          <table:table-cell table:style-name="Table5.J2" office:value-type="float" office:value="0">
            <text:p text:style-name="P25">0.000</text:p>
          </table:table-cell>
        </table:table-row>
        <table:table-row>
          <table:table-cell table:style-name="Table5.A2" office:value-type="string">
            <text:p text:style-name="P25">ijk-parallel</text:p>
          </table:table-cell>
          <table:table-cell table:style-name="Table5.A2" office:value-type="string">
            <text:p text:style-name="P25">51.969</text:p>
          </table:table-cell>
          <table:table-cell table:style-name="Table5.A2" office:value-type="string">
            <text:p text:style-name="P25">5.833</text:p>
          </table:table-cell>
          <table:table-cell table:style-name="Table5.A2" office:value-type="string">
            <text:p text:style-name="P25">0.039</text:p>
          </table:table-cell>
          <table:table-cell table:style-name="Table5.A2" office:value-type="string">
            <text:p text:style-name="P25">0.301</text:p>
          </table:table-cell>
          <table:table-cell table:style-name="Table5.A2" office:value-type="string">
            <text:p text:style-name="P25">0.648</text:p>
          </table:table-cell>
          <table:table-cell table:style-name="Table5.A2" office:value-type="string">
            <text:p text:style-name="P25">0.688</text:p>
          </table:table-cell>
          <table:table-cell table:style-name="Table5.I2" table:formula="ooow:3000*3000*3000*2/1000000000/&lt;B3&gt;" office:value-type="float" office:value="1.03908099059054">
            <text:p text:style-name="P25">1.039</text:p>
          </table:table-cell>
          <table:table-cell table:style-name="Table5.I2" table:formula="ooow:&lt;B2&gt;/&lt;B3&gt;" office:value-type="float" office:value="3.68296484442648">
            <text:p text:style-name="P25">3.683</text:p>
          </table:table-cell>
          <table:table-cell table:style-name="Table5.J2" table:formula="ooow:&lt;I3&gt;/4" office:value-type="float" office:value="0.92074121110662">
            <text:p text:style-name="P25">0.921</text:p>
          </table:table-cell>
        </table:table-row>
        <table:table-row>
          <table:table-cell table:style-name="Table5.A2" office:value-type="string">
            <text:p text:style-name="P25">ijk-prefetch</text:p>
          </table:table-cell>
          <table:table-cell table:style-name="Table5.A2" office:value-type="string">
            <text:p text:style-name="P39"><text:span text:style-name="T17">53</text:span>.365</text:p>
          </table:table-cell>
          <table:table-cell table:style-name="Table5.A2" office:value-type="string">
            <text:p text:style-name="P25">10.419</text:p>
          </table:table-cell>
          <table:table-cell table:style-name="Table5.A2" office:value-type="string">
            <text:p text:style-name="P25">0.024</text:p>
          </table:table-cell>
          <table:table-cell table:style-name="Table5.A2" office:value-type="string">
            <text:p text:style-name="P25">0.248</text:p>
          </table:table-cell>
          <table:table-cell table:style-name="Table5.A2" office:value-type="string">
            <text:p text:style-name="P25">0.437</text:p>
          </table:table-cell>
          <table:table-cell table:style-name="Table5.A2" office:value-type="string">
            <text:p text:style-name="P25">0.692</text:p>
          </table:table-cell>
          <table:table-cell table:style-name="Table5.I2" table:formula="ooow:3000*3000*3000*2/1000000000/&lt;B4&gt;" office:value-type="float" office:value="1.01189918485899">
            <text:p text:style-name="P25">1.012</text:p>
          </table:table-cell>
          <table:table-cell table:style-name="Table5.I2" table:formula="ooow:&lt;B2&gt;/&lt;B4&gt;" office:value-type="float" office:value="3.58662044411131">
            <text:p text:style-name="P25">3.587</text:p>
          </table:table-cell>
          <table:table-cell table:style-name="Table5.J2" table:formula="ooow:&lt;I4&gt;/4" office:value-type="float" office:value="0.896655111027827">
            <text:p text:style-name="P25">0.897</text:p>
          </table:table-cell>
        </table:table-row>
        <table:table-row>
          <table:table-cell table:style-name="Table5.A2" office:value-type="string">
            <text:p text:style-name="P25">ijk-affinity</text:p>
          </table:table-cell>
          <table:table-cell table:style-name="Table5.A2" office:value-type="string">
            <text:p text:style-name="P25">53.705</text:p>
          </table:table-cell>
          <table:table-cell table:style-name="Table5.A2" office:value-type="string">
            <text:p text:style-name="P25">5.838</text:p>
          </table:table-cell>
          <table:table-cell table:style-name="Table5.A2" office:value-type="string">
            <text:p text:style-name="P25">0.039</text:p>
          </table:table-cell>
          <table:table-cell table:style-name="Table5.A2" office:value-type="string">
            <text:p text:style-name="P25">0.303</text:p>
          </table:table-cell>
          <table:table-cell table:style-name="Table5.A2" office:value-type="string">
            <text:p text:style-name="P25">0.627</text:p>
          </table:table-cell>
          <table:table-cell table:style-name="Table5.A2" office:value-type="string">
            <text:p text:style-name="P25">0.691</text:p>
          </table:table-cell>
          <table:table-cell table:style-name="Table5.I2" table:formula="ooow:3000*3000*3000*2/1000000000/&lt;B5&gt;" office:value-type="float" office:value="1.00549297085932">
            <text:p text:style-name="P25">1.005</text:p>
          </table:table-cell>
          <table:table-cell table:style-name="Table5.I2" table:formula="ooow:&lt;B2&gt;/&lt;B5&gt;" office:value-type="float" office:value="3.56391397449027">
            <text:p text:style-name="P25">3.564</text:p>
          </table:table-cell>
          <table:table-cell table:style-name="Table5.J2" table:formula="ooow:&lt;I5&gt;/4" office:value-type="float" office:value="0.890978493622568">
            <text:p text:style-name="P25">0.891</text:p>
          </table:table-cell>
        </table:table-row>
        <table:table-row>
          <table:table-cell table:style-name="Table5.A2" office:value-type="string">
            <text:p text:style-name="P25">ikj-serial</text:p>
          </table:table-cell>
          <table:table-cell table:style-name="Table5.A2" office:value-type="string">
            <text:p text:style-name="P25">6.860</text:p>
          </table:table-cell>
          <table:table-cell table:style-name="Table5.A2" office:value-type="string">
            <text:p text:style-name="P25">0.964</text:p>
          </table:table-cell>
          <table:table-cell table:style-name="Table5.A2" office:value-type="string">
            <text:p text:style-name="P25">0.24</text:p>
          </table:table-cell>
          <table:table-cell table:style-name="Table5.A2" office:value-type="string">
            <text:p text:style-name="P25">0.486</text:p>
          </table:table-cell>
          <table:table-cell table:style-name="Table5.A2" office:value-type="string">
            <text:p text:style-name="P25">0.536</text:p>
          </table:table-cell>
          <table:table-cell table:style-name="Table5.A2" office:value-type="string">
            <text:p text:style-name="P25">0</text:p>
          </table:table-cell>
          <table:table-cell table:style-name="Table5.I2" table:formula="ooow:3000*3000*3000*2/1000000000/&lt;B6&gt;" office:value-type="float" office:value="7.87172011661808">
            <text:p text:style-name="P25">7.872</text:p>
          </table:table-cell>
          <table:table-cell table:style-name="Table5.I2" table:formula="ooow:&lt;B6&gt;/&lt;B6&gt;" office:value-type="float" office:value="1">
            <text:p text:style-name="P25">1.000</text:p>
          </table:table-cell>
          <table:table-cell table:style-name="Table5.J6" office:value-type="string">
            <text:p text:style-name="P25">0.000</text:p>
          </table:table-cell>
        </table:table-row>
        <table:table-row>
          <table:table-cell table:style-name="Table5.A2" office:value-type="string">
            <text:p text:style-name="P25">ikj-parallel</text:p>
          </table:table-cell>
          <table:table-cell table:style-name="Table5.A2" office:value-type="string">
            <text:p text:style-name="P25">2.274</text:p>
          </table:table-cell>
          <table:table-cell table:style-name="Table5.A2" office:value-type="string">
            <text:p text:style-name="P25">0.908</text:p>
          </table:table-cell>
          <table:table-cell table:style-name="Table5.A2" office:value-type="string">
            <text:p text:style-name="P25">0.263</text:p>
          </table:table-cell>
          <table:table-cell table:style-name="Table5.A2" office:value-type="string">
            <text:p text:style-name="P25">0.500</text:p>
          </table:table-cell>
          <table:table-cell table:style-name="Table5.A2" office:value-type="string">
            <text:p text:style-name="P25">0.608</text:p>
          </table:table-cell>
          <table:table-cell table:style-name="Table5.A2" office:value-type="string">
            <text:p text:style-name="P25">0</text:p>
          </table:table-cell>
          <table:table-cell table:style-name="Table5.I2" table:formula="ooow:3000*3000*3000*2/1000000000/&lt;B7&gt;" office:value-type="float" office:value="23.7467018469657">
            <text:p text:style-name="P25">23.747</text:p>
          </table:table-cell>
          <table:table-cell table:style-name="Table5.I2" table:formula="ooow:&lt;B6&gt;/&lt;B7&gt;" office:value-type="float" office:value="3.01671064204046">
            <text:p text:style-name="P25">3.017</text:p>
          </table:table-cell>
          <table:table-cell table:style-name="Table5.J2" table:formula="ooow:&lt;I7&gt;/4" office:value-type="float" office:value="0.754177660510115">
            <text:p text:style-name="P25">0.754</text:p>
          </table:table-cell>
        </table:table-row>
        <table:table-row>
          <table:table-cell table:style-name="Table5.A2" office:value-type="string">
            <text:p text:style-name="P25">ikj-affinity</text:p>
          </table:table-cell>
          <table:table-cell table:style-name="Table5.A2" office:value-type="string">
            <text:p text:style-name="P25">2.308</text:p>
          </table:table-cell>
          <table:table-cell table:style-name="Table5.A2" office:value-type="string">
            <text:p text:style-name="P25">0.785</text:p>
          </table:table-cell>
          <table:table-cell table:style-name="Table5.A2" office:value-type="string">
            <text:p text:style-name="P25">0.303</text:p>
          </table:table-cell>
          <table:table-cell table:style-name="Table5.A2" office:value-type="string">
            <text:p text:style-name="P25">1.000</text:p>
          </table:table-cell>
          <table:table-cell table:style-name="Table5.A2" office:value-type="string">
            <text:p text:style-name="P25">0.472</text:p>
          </table:table-cell>
          <table:table-cell table:style-name="Table5.A2" office:value-type="string">
            <text:p text:style-name="P25">0,001</text:p>
          </table:table-cell>
          <table:table-cell table:style-name="Table5.I2" table:formula="ooow:3000*3000*3000*2/1000000000/&lt;B8&gt;" office:value-type="float" office:value="23.3968804159445">
            <text:p text:style-name="P25">23.397</text:p>
          </table:table-cell>
          <table:table-cell table:style-name="Table5.I2" table:formula="ooow:&lt;B6&gt;/&lt;B8&gt;" office:value-type="float" office:value="2.97227036395147">
            <text:p text:style-name="P25">2.972</text:p>
          </table:table-cell>
          <table:table-cell table:style-name="Table5.J2" table:formula="ooow:&lt;I8&gt;/4" office:value-type="float" office:value="0.743067590987867">
            <text:p text:style-name="P25">0.743</text:p>
          </table:table-cell>
        </table:table-row>
      </table:table>
      <text:p text:style-name="P23">Tabelka <text:sequence text:ref-name="refTabelka4" text:name="Tabelka" text:formula="ooow:Tabelka+1" style:num-format="1">5</text:sequence> Wyniki pomiarów dla rozmiaru macierzy 3000x3000</text:p>
      <text:p text:style-name="P21"/>
      <text:p text:style-name="P38">7. Wykresy</text:p>
      <text:p text:style-name="P38"><draw:frame draw:style-name="fr1" draw:name="Object1" text:anchor-type="paragraph" svg:width="6.2984in" svg:height="3.5429in" draw:z-index="0"><draw:object xlink:href="./Object 2" xlink:type="simple" xlink:show="embed" xlink:actuate="onLoad" draw:notify-on-update-of-ranges="Table6"/><draw:image xlink:href="./ObjectReplacements/Object 2" xlink:type="simple" xlink:show="embed" xlink:actuate="onLoad"/></draw:frame><text:soft-page-break/></text:p>
      <text:p text:style-name="P21"/>
      <text:p text:style-name="P21"><text:span text:style-name="T19">8</text:span>. Komentarz?</text:p>
      <text:p text:style-name="P21"><text:s/><text:span text:style-name="T1">To takie luźne myśli ode, które mi przyszły do głowy:</text:span></text:p>
      <text:p text:style-name="P22">Mamy dużo parametrów, ale mam wrażenie, że można będzie je usunaćbo walkowiak nie chciał wswzystkich ...tylko te które mają znaczenie . .. </text:p>
      <text:p text:style-name="P22">no tutaj na pewqno znaczenie ma DTLB overhead, a CPI i retiring (gorsze dla IJK) są raczej konsekwencją. + czas co oczywiste. Jak widać efeltywność przyspieszenie itd maleją wzras ze wzrostem (poza tym ,ze dla 1000 są najgorsze co nie wiem jak wytłuamczyć). Ten dtlb overehad wynika pewnie z tego, że jest mnożenie kolumnami zamiast rzędami w ijk, ale nie znam bezposrendiego związku bo do końća nie wiem co to ten DTLB overhead XD . .. </text:p>
      <text:p text:style-name="P22">Prefetch wcale nie pomógł w niczym, zadziałał jedynie dla 3000x3000. A ustawianie affinity masków zupełnie nic nie zmieniło.</text:p>
      <text:p text:style-name="P21"><text:span text:style-name="T19">9</text:span>. Próba poprawy algorytmu ijk przez wstępne sprowadzenie danych.</text:p>
      <text:p text:style-name="P2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1" svg:font-family="Tahoma"/>
    <style:font-face style:name="Times New Roman1" svg:font-family="'Times New Roman'" style:font-family-generic="roman"/>
    <style:font-face style:name="Verdana" svg:font-family="Verdana, Verdana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elka" style:family="paragraph" style:parent-style-name="Caption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H35M35S</meta:editing-duration>
    <meta:editing-cycles>44</meta:editing-cycles>
    <meta:generator>LibreOffice/4.3.2.2.0$Linux_X86_64 LibreOffice_project/430m0$Build-2</meta:generator>
    <dc:date>2015-01-11T18:47:37.306077973</dc:date>
    <meta:document-statistic meta:table-count="5" meta:image-count="0" meta:object-count="1" meta:page-count="5" meta:paragraph-count="521" meta:word-count="1217" meta:character-count="7734" meta:non-whitespace-character-count="6849"/>
    <meta:user-defined meta:name="Info 1"/>
    <meta:user-defined meta:name="Info 2"/>
    <meta:user-defined meta:name="Info 3"/>
    <meta:user-defined meta:name="Info 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8.999cm" xlink:href=".." xlink:type="simple" chart:class="chart:line" chart:style-name="ch1">
        <chart:legend chart:legend-position="end" svg:x="12.987cm" svg:y="2.706cm" style:legend-expansion="high" chart:style-name="ch2"/>
        <chart:plot-area chart:style-name="ch3" svg:x="1.33cm" svg:y="0.179cm" svg:width="11.338cm" svg:height="7.66cm">
          <chartooo:coordinate-region svg:x="2.137cm" svg:y="0.378cm" svg:width="10.159cm" svg:height="6.814cm"/>
          <chart:axis chart:dimension="x" chart:name="primary-x" chart:style-name="ch4">
            <chart:title svg:x="4.111cm" svg:y="8.018cm" chart:style-name="ch5">
              <text:p>Długość wiersza macierzy kwadratowej</text:p>
            </chart:title>
          </chart:axis>
          <chart:axis chart:dimension="y" chart:name="primary-y" chart:style-name="ch4">
            <chart:title svg:x="0.451cm" svg:y="4.648cm" chart:style-name="ch6">
              <text:p>Czas [s]</text:p>
            </chart:title>
            <chart:grid chart:style-name="ch7" chart:class="major"/>
          </chart:axis>
          <chart:series chart:style-name="ch8" chart:values-cell-range-address="" chart:class="chart:line">
            <chart:data-point/>
          </chart:series>
          <chart:series chart:style-name="ch9" chart:values-cell-range-address="" chart:class="chart:line">
            <chart:data-point/>
          </chart:series>
          <chart:series chart:style-name="ch10" chart:values-cell-range-address="" chart:class="chart:line">
            <chart:data-point/>
          </chart:series>
          <chart:series chart:style-name="ch11" chart:values-cell-range-address="" chart:class="chart:line">
            <chart:data-point/>
          </chart:series>
          <chart:series chart:style-name="ch12" chart:values-cell-range-address="" chart:class="chart:line">
            <chart:data-point/>
          </chart:series>
          <chart:series chart:style-name="ch13" chart:values-cell-range-address="" chart:class="chart:line">
            <chart:data-point/>
          </chart:series>
          <chart:series chart:style-name="ch14" chart:values-cell-range-address="" chart:class="chart:line">
            <chart:data-point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2.2.0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